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01D2000002A6F3764BC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c1c1c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1c1c1c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4" style:family="graphic" style:parent-style-name="standard">
      <style:graphic-properties svg:stroke-color="#1c1c1c" draw:fill="solid" draw:fill-color="#1c1c1c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color="#ffffff" draw:fill="solid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0cm"/>
    </style:style>
    <style:style style:name="gr9" style:family="graphic" style:parent-style-name="standard">
      <style:graphic-properties svg:stroke-color="#1c1c1c" draw:fill="none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11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color="#666666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cm" svg:stroke-color="#1c1c1c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solid" svg:stroke-width="0cm" svg:stroke-color="#1c1c1c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2" style:family="graphic" style:parent-style-name="standard">
      <style:graphic-properties draw:stroke="solid" svg:stroke-width="0cm" svg:stroke-color="#1c1c1c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2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04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Object_20_with_20_no_20_fill_20_and_20_no_20_line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draw:marker-end="Arrowheads_20_2" draw:marker-end-width="0.3cm" draw:fill="none" draw:textarea-vertical-align="middle"/>
    </style:style>
    <style:style style:name="gr2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55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244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72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79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22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stroke="solid" svg:stroke-width="0cm" svg:stroke-color="#1c1c1c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5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5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>
      <style:graphic-properties draw:stroke="solid" svg:stroke-width="0cm" svg:stroke-color="#333333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01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91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3" style:family="graphic" style:parent-style-name="standard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42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6cm" fo:min-width="0.044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text-align="center"/>
      <style:text-properties fo:color="#1c1c1c" fo:font-family="Candara" style:font-family-generic="swiss" style:font-pitch="variable" fo:font-size="10pt" style:font-size-asian="18pt" style:font-size-complex="18pt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family="Candara" style:font-family-generic="swiss" style:font-pitch="variable" fo:font-size="10pt" style:font-size-asian="14pt" style:font-size-complex="14pt"/>
    </style:style>
    <style:style style:name="P4" style:family="paragraph">
      <style:paragraph-properties fo:text-align="center"/>
      <style:text-properties fo:font-family="Candara" style:font-family-generic="swiss" style:font-pitch="variable" fo:font-size="10pt" style:text-underline-style="solid" style:text-underline-width="auto" style:text-underline-color="font-color" style:font-size-asian="14pt" style:font-size-complex="14pt"/>
    </style:style>
    <style:style style:name="P5" style:family="paragraph">
      <style:paragraph-properties fo:text-align="center"/>
      <style:text-properties fo:color="#333333" fo:font-family="Candara" style:font-family-generic="swiss" style:font-pitch="variable" fo:font-size="10pt" style:font-size-asian="15pt" style:font-size-complex="15pt"/>
    </style:style>
    <style:style style:name="P6" style:family="paragraph">
      <style:paragraph-properties fo:text-align="center"/>
      <style:text-properties fo:color="#808080" fo:font-family="Candara" style:font-family-generic="swiss" style:font-pitch="variable" fo:font-size="10pt" style:font-size-asian="15pt" style:font-size-complex="15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family="Candara" style:font-family-generic="swiss" style:font-pitch="variable"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4pt" style:font-size-complex="14pt"/>
    </style:style>
    <style:style style:name="P10" style:family="paragraph">
      <style:paragraph-properties fo:text-align="center"/>
      <style:text-properties fo:font-family="Candara" style:font-family-generic="swiss" style:font-pitch="variable" fo:font-size="10pt" style:text-underline-style="solid" style:text-underline-width="auto" style:text-underline-color="font-color" style:font-size-asian="10pt" style:font-size-complex="10pt"/>
    </style:style>
    <style:style style:name="P11" style:family="paragraph">
      <style:paragraph-properties fo:text-align="center"/>
      <style:text-properties fo:font-family="Candara" style:font-family-generic="swiss" style:font-pitch="variable" fo:font-size="10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>
      <style:paragraph-properties fo:text-align="center"/>
      <style:text-properties fo:font-family="Candara" style:font-family-generic="swiss" style:font-pitch="variable" fo:font-size="10pt" style:font-size-asian="15pt" style:font-size-complex="15pt"/>
    </style:style>
    <style:style style:name="P13" style:family="paragraph">
      <style:paragraph-properties fo:text-align="center"/>
      <style:text-properties fo:color="#1c1c1c" fo:font-family="Candara" style:font-family-generic="swiss" style:font-pitch="variable" fo:font-size="10pt" style:font-size-asian="15pt" style:font-size-complex="15pt"/>
    </style:style>
    <style:style style:name="P14" style:family="paragraph">
      <style:paragraph-properties fo:text-align="center"/>
      <style:text-properties fo:color="#666666" fo:font-family="Candara" style:font-family-generic="swiss" style:font-pitch="variable" fo:font-size="10pt" style:font-size-asian="15pt" style:font-size-complex="15pt"/>
    </style:style>
    <style:style style:name="P15" style:family="paragraph">
      <style:paragraph-properties fo:text-align="center"/>
      <style:text-properties fo:font-family="Candara" style:font-family-generic="swiss" style:font-pitch="variable" fo:font-size="10pt" style:text-underline-style="dash" style:text-underline-width="auto" style:text-underline-color="font-color" style:font-size-asian="14pt" style:font-size-complex="14pt"/>
    </style:style>
    <style:style style:name="P16" style:family="paragraph">
      <style:paragraph-properties fo:text-align="center"/>
      <style:text-properties fo:color="#333333" fo:font-family="Candara" style:font-family-generic="swiss" style:font-pitch="variable" fo:font-size="10pt" style:font-size-asian="10.5pt" style:font-size-complex="10.5pt"/>
    </style:style>
    <style:style style:name="P17" style:family="paragraph">
      <style:paragraph-properties fo:text-align="center"/>
      <style:text-properties fo:color="#333333" fo:font-family="Candara" style:font-family-generic="swiss" style:font-pitch="variable" fo:font-size="9pt" style:font-size-asian="9pt" style:font-size-complex="9pt"/>
    </style:style>
    <style:style style:name="P18" style:family="paragraph">
      <style:paragraph-properties fo:text-align="center"/>
      <style:text-properties fo:color="#666666" fo:font-family="Candara" style:font-family-generic="swiss" style:font-pitch="variable" fo:font-size="10pt" style:font-size-asian="13pt" style:font-size-complex="13pt"/>
    </style:style>
    <style:style style:name="P19" style:family="paragraph">
      <style:paragraph-properties fo:text-align="center"/>
      <style:text-properties fo:color="#333333" fo:font-family="Candara" style:font-family-generic="swiss" style:font-pitch="variable" fo:font-size="10pt" style:font-size-asian="14pt" style:font-size-complex="14pt"/>
    </style:style>
    <style:style style:name="P20" style:family="paragraph">
      <style:text-properties fo:font-size="10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1c1c1c" fo:font-family="Candara" style:font-family-generic="swiss" style:font-pitch="variable" fo:font-size="15pt" style:font-size-asian="15pt" style:font-size-complex="15pt"/>
    </style:style>
    <style:style style:name="P23" style:family="paragraph">
      <style:paragraph-properties fo:text-align="center"/>
      <style:text-properties fo:color="#1c1c1c" fo:font-family="Candara" style:font-family-generic="swiss" style:font-pitch="variable" fo:font-size="18pt" style:font-size-asian="18pt" style:font-size-complex="18pt"/>
    </style:style>
    <style:style style:name="P24" style:family="paragraph">
      <style:paragraph-properties fo:text-align="center"/>
      <style:text-properties fo:font-family="Candara" style:font-family-generic="swiss" style:font-pitch="variable" fo:font-size="14pt" style:font-size-asian="14pt" style:font-size-complex="14pt"/>
    </style:style>
    <style:style style:name="P25" style:family="paragraph">
      <style:paragraph-properties fo:text-align="center"/>
      <style:text-properties fo:font-family="Candara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P26" style:family="paragraph">
      <style:paragraph-properties fo:text-align="center"/>
      <style:text-properties fo:font-family="Candara" style:font-family-generic="swiss" style:font-pitch="variable" fo:font-size="15pt" style:font-size-asian="15pt" style:font-size-complex="15pt"/>
    </style:style>
    <style:style style:name="P27" style:family="paragraph">
      <style:paragraph-properties fo:text-align="center"/>
      <style:text-properties fo:font-family="Candara" style:font-family-generic="swiss" style:font-pitch="variabl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color="#1c1c1c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Candara" style:font-family-generic="swiss" style:font-pitch="variable" fo:font-size="10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text-properties fo:font-size="12pt" style:font-size-asian="12pt" style:font-size-complex="12pt"/>
    </style:style>
    <style:style style:name="P34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color="#333333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Mang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fo:font-family="Candara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Candara" style:font-family-generic="swiss" style:font-pitch="variable" fo:font-size="10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Mang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color="#1c1c1c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Mang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fo:color="#666666" style:text-outline="false" style:text-line-through-style="none" fo:font-family="Candara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Mang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Candara" style:font-family-generic="swiss" style:font-pitch="variable" fo:font-size="10pt" fo:font-style="normal" fo:text-shadow="none" style:text-underline-style="dash" style:text-underline-width="auto" style:text-underline-color="font-color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fo:color="#333333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.5pt" style:font-style-asian="normal" style:font-weight-asian="normal" style:font-family-complex="Mangal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fo:color="#333333" style:text-outline="false" style:text-line-through-style="none" fo:font-family="Candara" style:font-family-generic="swiss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color="#666666" style:text-outline="false" style:text-line-through-style="none" fo:font-family="Candara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color="#666666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color="#333333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c1c1c" fo:font-family="Candara" style:font-family-generic="swiss" style:font-pitch="variable" style:font-size-asian="18pt" style:font-size-complex="18pt"/>
    </style:style>
    <style:style style:name="T2" style:family="text">
      <style:text-properties fo:font-family="Candara" style:font-family-generic="swiss" style:font-pitch="variable" style:font-size-asian="15pt" style:font-size-complex="15pt"/>
    </style:style>
    <style:style style:name="T3" style:family="text">
      <style:text-properties fo:font-family="Candara" style:font-family-generic="swiss" style:font-pitch="variable" style:text-underline-style="solid" style:text-underline-width="auto" style:text-underline-color="font-color" style:font-size-asian="15pt" style:font-size-complex="15pt"/>
    </style:style>
    <style:style style:name="T4" style:family="text">
      <style:text-properties fo:color="#333333" fo:font-family="Candara" style:font-family-generic="swiss" style:font-pitch="variable" style:font-size-asian="15pt" style:font-size-complex="15pt"/>
    </style:style>
    <style:style style:name="T5" style:family="text">
      <style:text-properties fo:color="#808080" fo:font-family="Candara" style:font-family-generic="swiss" style:font-pitch="variable" style:font-size-asian="15pt" style:font-size-complex="15pt"/>
    </style:style>
    <style:style style:name="T6" style:family="text">
      <style:text-properties fo:color="#1c1c1c" fo:font-family="Candara" style:font-family-generic="swiss" style:font-pitch="variable" fo:font-size="10pt" style:font-size-asian="18pt" style:font-size-complex="18pt"/>
    </style:style>
    <style:style style:name="T7" style:family="text">
      <style:text-properties fo:font-family="Candara" style:font-family-generic="swiss" style:font-pitch="variable" fo:font-size="10pt" style:font-size-asian="10pt" style:font-size-complex="10pt"/>
    </style:style>
    <style:style style:name="T8" style:family="text">
      <style:text-properties fo:font-family="Candara" style:font-family-generic="swiss" style:font-pitch="variable" fo:font-size="10pt"/>
    </style:style>
    <style:style style:name="T9" style:family="text">
      <style:text-properties fo:font-family="Candara" style:font-family-generic="swiss" style:font-pitch="variable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family="Candara" style:font-family-generic="swiss" style:font-pitch="variable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1c1c1c" fo:font-family="Candara" style:font-family-generic="swiss" style:font-pitch="variable" style:font-size-asian="15pt" style:font-size-complex="15pt"/>
    </style:style>
    <style:style style:name="T12" style:family="text">
      <style:text-properties fo:color="#666666" fo:font-family="Candara" style:font-family-generic="swiss" style:font-pitch="variable" style:font-size-asian="15pt" style:font-size-complex="15pt"/>
    </style:style>
    <style:style style:name="T13" style:family="text">
      <style:text-properties fo:color="#333333" fo:font-family="Candara" style:font-family-generic="swiss" style:font-pitch="variable" style:font-size-asian="10.5pt" style:font-size-complex="10.5pt"/>
    </style:style>
    <style:style style:name="T14" style:family="text">
      <style:text-properties fo:color="#333333" fo:font-family="Candara" style:font-family-generic="swiss" style:font-pitch="variable" fo:font-size="9pt" style:font-size-asian="9pt" style:font-size-complex="9pt"/>
    </style:style>
    <style:style style:name="T15" style:family="text">
      <style:text-properties fo:color="#666666" fo:font-family="Candara" style:font-family-generic="swiss" style:font-pitch="variable" style:font-size-asian="13pt" style:font-size-complex="13pt"/>
    </style:style>
    <style:style style:name="T16" style:family="text">
      <style:text-properties fo:color="#666666" fo:font-family="Candara" style:font-family-generic="swiss" style:font-pitch="variable" style:font-size-asian="12pt" style:font-size-complex="12pt"/>
    </style:style>
    <style:style style:name="T17" style:family="text">
      <style:text-properties fo:color="#333333" fo:font-family="Candara" style:font-family-generic="swiss" style:font-pitch="variable" style:font-size-asian="14pt" style:font-size-complex="14pt"/>
    </style:style>
    <style:style style:name="T18" style:family="text">
      <style:text-properties fo:color="#1c1c1c" fo:font-family="Candara" style:font-family-generic="swiss" style:font-pitch="variable" fo:font-size="15pt" style:font-size-asian="15pt" style:font-size-complex="15pt"/>
    </style:style>
    <style:style style:name="T19" style:family="text">
      <style:text-properties fo:color="#1c1c1c" fo:font-family="Candara" style:font-family-generic="swiss" style:font-pitch="variable" fo:font-size="18pt" style:font-size-asian="18pt" style:font-size-complex="18pt"/>
    </style:style>
    <style:style style:name="T20" style:family="text">
      <style:text-properties fo:font-family="Candara" style:font-family-generic="swiss" style:font-pitch="variable" fo:font-size="15pt" style:font-size-asian="15pt" style:font-size-complex="15pt"/>
    </style:style>
    <style:style style:name="T21" style:family="text">
      <style:text-properties fo:font-family="Candara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fo:font-family="Candara" style:font-family-generic="swiss" style:font-pitch="variabl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family="Candara" style:font-family-generic="swiss" style:font-pitch="variable" style:font-size-asian="14pt" style:font-size-complex="14pt"/>
    </style:style>
    <style:style style:name="T24" style:family="text">
      <style:text-properties fo:color="#1c1c1c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Mang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Candara" style:font-family-generic="swiss" style:font-pitch="variable" fo:font-size="10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Mang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9" style:family="text">
      <style:text-properties fo:color="#333333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Mang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808080" style:text-outline="false" style:text-line-through-style="none" fo:font-family="Candara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fo:font-family="Candara" style:font-family-generic="swiss" style:font-pitch="variable" fo:font-size="10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1c1c1c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Mang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666666" style:text-outline="false" style:text-line-through-style="none" fo:font-family="Candara" style:font-family-generic="swiss" style:font-pitch="variable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Mang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333333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.5pt" style:font-style-asian="normal" style:font-weight-asian="normal" style:font-family-complex="Mangal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33333" style:text-outline="false" style:text-line-through-style="none" fo:font-family="Candara" style:font-family-generic="swiss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666666" style:text-outline="false" style:text-line-through-style="none" fo:font-family="Candara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6666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666666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Mang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33333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666666" style:text-outline="false" style:text-line-through-style="none" fo:font-family="Candara" style:font-family-generic="swiss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707cm" svg:height="1.554cm" svg:x="12.063cm" svg:y="13.498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4.928cm" svg:y="-3.835cm"/>
          <draw:glue-point draw:id="31" svg:x="5.004cm" svg:y="4.247cm"/>
          <draw:glue-point draw:id="32" svg:x="-3.015cm" svg:y="5.006cm"/>
          <draw:glue-point draw:id="33" svg:x="-1.917cm" svg:y="4.987cm"/>
          <draw:glue-point draw:id="34" svg:x="-2.017cm" svg:y="5.012cm"/>
          <draw:glue-point draw:id="35" svg:x="-5.004cm" svg:y="-1.647cm"/>
          <draw:glue-point draw:id="36" svg:x="-5.004cm" svg:y="1.994cm"/>
          <draw:glue-point draw:id="37" svg:x="-3.755cm" svg:y="-5.006cm"/>
          <draw:glue-point draw:id="38" svg:x="-2.268cm" svg:y="-5.006cm"/>
          <draw:glue-point draw:id="39" svg:x="0.466cm" svg:y="-4.884cm"/>
          <draw:glue-point draw:id="40" svg:x="0.884cm" svg:y="-5.006cm"/>
          <text:p text:style-name="P1"><text:span text:style-name="T1">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0.374cm" svg:height="0.347cm" svg:x="16.525cm" svg:y="14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969cm" svg:height="0.899cm" svg:x="16.883cm" svg:y="13.81cm">
          <draw:text-box>
            <text:p text:style-name="P2"><text:span text:style-name="T2">end_time</text:span></text:p>
          </draw:text-box>
        </draw:frame>
        <draw:custom-shape draw:style-name="gr4" draw:text-style-name="P2" xml:id="id1" draw:id="id1" draw:layer="layout" svg:width="0.374cm" svg:height="0.345cm" svg:x="16.502cm" svg:y="13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459cm" svg:height="0.899cm" svg:x="16.902cm" svg:y="13.017cm">
          <draw:text-box>
            <text:p text:style-name="P2"><text:span text:style-name="T3">event_id</text:span></text:p>
          </draw:text-box>
        </draw:frame>
        <draw:custom-shape draw:style-name="gr2" draw:text-style-name="P2" xml:id="id5" draw:id="id5" draw:layer="layout" svg:width="0.374cm" svg:height="0.345cm" svg:x="14.998cm" svg:y="15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474cm" svg:height="0.899cm" svg:x="13.624cm" svg:y="15.806cm">
          <draw:text-box>
            <text:p text:style-name="P2"><text:span text:style-name="T2">title</text:span></text:p>
          </draw:text-box>
        </draw:frame>
        <draw:custom-shape draw:style-name="gr2" draw:text-style-name="P2" xml:id="id4" draw:id="id4" draw:layer="layout" svg:width="0.374cm" svg:height="0.328cm" svg:x="16.526cm" svg:y="14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6.502cm" svg:y1="13.681cm" svg:x2="15.742cm" svg:y2="13.68cm" draw:start-shape="id1" draw:start-glue-point="6" draw:end-shape="id2" draw:end-glue-point="30" svg:d="M16502 13681l-760-1">
          <text:p/>
        </draw:connector>
        <draw:connector draw:style-name="gr5" draw:text-style-name="P2" draw:layer="layout" draw:type="line" svg:x1="16.525cm" svg:y1="14.323cm" svg:x2="15.764cm" svg:y2="14.322cm" draw:start-shape="id3" draw:start-glue-point="6" draw:end-shape="id2" draw:end-glue-point="17" svg:d="M16525 14323l-761-1">
          <text:p/>
        </draw:connector>
        <draw:connector draw:style-name="gr5" draw:text-style-name="P2" draw:layer="layout" draw:type="line" svg:x1="16.526cm" svg:y1="14.933cm" svg:x2="15.77cm" svg:y2="14.934cm" draw:start-shape="id4" draw:start-glue-point="6" draw:end-shape="id2" draw:end-glue-point="31" svg:d="M16526 14933l-756 1">
          <text:p/>
        </draw:connector>
        <draw:connector draw:style-name="gr5" draw:text-style-name="P2" draw:layer="layout" draw:type="line" svg:x1="15.185cm" svg:y1="15.463cm" svg:x2="15.181cm" svg:y2="15.049cm" draw:start-shape="id5" draw:start-glue-point="4" draw:end-shape="id2" draw:end-glue-point="19" svg:d="M15185 15463l-4-414">
          <text:p/>
        </draw:connector>
        <draw:frame draw:style-name="gr3" draw:text-style-name="P3" draw:layer="layout" svg:width="2.955cm" svg:height="0.899cm" svg:x="16.913cm" svg:y="14.51cm">
          <draw:text-box>
            <text:p text:style-name="P2"><text:span text:style-name="T2">start_time</text:span></text:p>
          </draw:text-box>
        </draw:frame>
        <draw:frame draw:style-name="gr3" draw:text-style-name="P3" draw:layer="layout" svg:width="3.009cm" svg:height="0.899cm" svg:x="14.932cm" svg:y="15.8cm">
          <draw:text-box draw:corner-radius="0.139cm">
            <text:p text:style-name="P2"><text:span text:style-name="T2">description</text:span></text:p>
          </draw:text-box>
        </draw:frame>
        <draw:custom-shape draw:style-name="gr2" draw:text-style-name="P2" xml:id="id6" draw:id="id6" draw:layer="layout" svg:width="0.374cm" svg:height="0.345cm" svg:x="13.967cm" svg:y="15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54cm" svg:y1="15.463cm" svg:x2="14.156cm" svg:y2="15.049cm" draw:start-shape="id6" draw:start-glue-point="4" draw:end-shape="id2" draw:end-glue-point="22" svg:d="M14154 15463l2-414">
          <text:p/>
        </draw:connector>
        <draw:custom-shape draw:style-name="gr1" draw:text-style-name="P5" xml:id="id7" draw:id="id7" draw:layer="layout" svg:width="2.236cm" svg:height="1.438cm" svg:x="8.234cm" svg:y="12.195cm">
          <text:p text:style-name="P5"><text:span text:style-name="T4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12.063cm" svg:y1="14.02cm" svg:x2="10.47cm" svg:y2="12.914cm" draw:start-shape="id2" draw:start-glue-point="35" draw:end-shape="id7" draw:end-glue-point="7" svg:d="M12063 14020h-796v-1106h-797">
          <text:p/>
        </draw:connector>
        <draw:connector draw:style-name="gr6" draw:text-style-name="P2" draw:layer="layout" svg:x1="8.234cm" svg:y1="12.914cm" svg:x2="6.619cm" svg:y2="12.892cm" draw:start-shape="id7" draw:start-glue-point="5" draw:end-shape="id8" draw:end-glue-point="16" svg:d="M8234 12914h-795v-22h-820">
          <text:p/>
        </draw:connector>
        <draw:rect draw:style-name="gr7" draw:text-style-name="P6" draw:layer="layout" svg:width="0.54cm" svg:height="0.564cm" svg:x="10.978cm" svg:y="13.194cm">
          <text:p text:style-name="P2"><text:span text:style-name="T5">1</text:span></text:p>
        </draw:rect>
        <draw:custom-shape draw:style-name="gr1" draw:text-style-name="P1" xml:id="id8" draw:id="id8" draw:layer="layout" svg:width="3.707cm" svg:height="1.554cm" svg:x="2.936cm" svg:y="12.16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text:p text:style-name="P1"><text:span text:style-name="T6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0.374cm" svg:height="0.345cm" svg:x="5.434cm" svg:y="11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2.413cm" svg:height="0.899cm" svg:x="3.359cm" svg:y="9.766cm">
          <draw:text-box>
            <text:p text:style-name="P7"><text:span text:style-name="T7">address</text:span></text:p>
          </draw:text-box>
        </draw:frame>
        <draw:connector draw:style-name="gr5" draw:text-style-name="P2" draw:layer="layout" draw:type="line" svg:x1="5.621cm" svg:y1="11.527cm" svg:x2="5.617cm" svg:y2="12.162cm" draw:start-shape="id9" draw:start-glue-point="8" draw:end-shape="id8" draw:end-glue-point="33" svg:d="M5621 11527l-4 635">
          <text:p/>
        </draw:connector>
        <draw:custom-shape draw:style-name="gr2" draw:text-style-name="P2" xml:id="id10" draw:id="id10" draw:layer="layout" svg:width="0.374cm" svg:height="0.345cm" svg:x="4.382cm" svg:y="10.4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4.569cm" svg:y1="10.836cm" svg:x2="4.583cm" svg:y2="12.184cm" draw:start-shape="id10" draw:start-glue-point="8" draw:end-shape="id8" draw:end-glue-point="34" svg:d="M4569 10836l14 1348">
          <text:p/>
        </draw:connector>
        <draw:custom-shape draw:style-name="gr4" draw:text-style-name="P2" xml:id="id11" draw:id="id11" draw:layer="layout" svg:width="0.374cm" svg:height="0.345cm" svg:x="3.3cm" svg:y="11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3.487cm" svg:y1="11.534cm" svg:x2="3.503cm" svg:y2="12.162cm" draw:start-shape="id11" draw:start-glue-point="8" draw:end-shape="id8" draw:end-glue-point="35" svg:d="M3487 11534l16 628">
          <text:p/>
        </draw:connector>
        <draw:frame draw:style-name="gr8" draw:text-style-name="P8" draw:layer="layout" svg:width="1.736cm" svg:height="0.908cm" svg:x="5.89cm" svg:y="10.378cm">
          <draw:text-box>
            <text:p text:style-name="P7"><text:span text:style-name="T7">long</text:span></text:p>
          </draw:text-box>
        </draw:frame>
        <draw:frame draw:style-name="gr3" draw:text-style-name="P3" draw:layer="layout" svg:width="1.113cm" svg:height="0.899cm" svg:x="5.155cm" svg:y="10.359cm">
          <draw:text-box>
            <text:p text:style-name="P9"><text:span text:style-name="T8">lat</text:span></text:p>
          </draw:text-box>
        </draw:frame>
        <draw:connector draw:style-name="gr5" draw:text-style-name="P2" draw:layer="layout" draw:type="line" svg:x1="6.338cm" svg:y1="11.527cm" svg:x2="6.323cm" svg:y2="12.162cm" draw:start-shape="id12" draw:start-glue-point="8" draw:end-shape="id8" draw:end-glue-point="32" svg:d="M6338 11527l-15 635">
          <text:p/>
        </draw:connector>
        <draw:frame draw:style-name="gr3" draw:text-style-name="P10" draw:layer="layout" svg:width="3.346cm" svg:height="0.899cm" svg:x="0.843cm" svg:y="10.351cm">
          <draw:text-box>
            <text:p text:style-name="P7"><text:span text:style-name="T9">location_id</text:span></text:p>
          </draw:text-box>
        </draw:frame>
        <draw:custom-shape draw:style-name="gr2" draw:text-style-name="P2" xml:id="id12" draw:id="id12" draw:layer="layout" svg:width="0.374cm" svg:height="0.345cm" svg:x="6.151cm" svg:y="11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459cm" svg:height="1.229cm" svg:x="3.05cm" svg:y="12.313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3.707cm" svg:height="1.554cm" svg:x="2.572cm" svg:y="3.554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draw:glue-point draw:id="36" svg:x="-3.916cm" svg:y="-4.974cm"/>
          <draw:glue-point draw:id="37" svg:x="-2.249cm" svg:y="-4.974cm"/>
          <text:p text:style-name="P1"><text:span text:style-name="T1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0.374cm" svg:height="0.345cm" svg:x="5.064cm" svg:y="1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977cm" svg:height="0.899cm" svg:x="3.626cm" svg:y="0.874cm">
          <draw:text-box>
            <text:p text:style-name="P2"><text:span text:style-name="T2">username</text:span></text:p>
          </draw:text-box>
        </draw:frame>
        <draw:connector draw:style-name="gr5" draw:text-style-name="P2" draw:layer="layout" draw:type="line" svg:x1="5.251cm" svg:y1="2.021cm" svg:x2="5.253cm" svg:y2="3.556cm" draw:start-shape="id13" draw:start-glue-point="8" draw:end-shape="id14" draw:end-glue-point="33" svg:d="M5251 2021l2 1535">
          <text:p/>
        </draw:connector>
        <draw:custom-shape draw:style-name="gr2" draw:text-style-name="P2" xml:id="id15" draw:id="id15" draw:layer="layout" svg:width="0.374cm" svg:height="0.345cm" svg:x="3.686cm" svg:y="2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3.873cm" svg:y1="2.93cm" svg:x2="3.882cm" svg:y2="3.555cm" draw:start-shape="id15" draw:start-glue-point="8" draw:end-shape="id14" draw:end-glue-point="5" svg:d="M3873 2930l9 625">
          <text:p/>
        </draw:connector>
        <draw:custom-shape draw:style-name="gr4" draw:text-style-name="P2" xml:id="id16" draw:id="id16" draw:layer="layout" svg:width="0.374cm" svg:height="0.345cm" svg:x="2.766cm" svg:y="2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2.953cm" svg:y1="2.928cm" svg:x2="2.974cm" svg:y2="3.559cm" draw:start-shape="id16" draw:start-glue-point="8" draw:end-shape="id14" draw:end-glue-point="36" svg:d="M2953 2928l21 631">
          <text:p/>
        </draw:connector>
        <draw:connector draw:style-name="gr5" draw:text-style-name="P2" draw:layer="layout" draw:type="line" svg:x1="5.973cm" svg:y1="2.921cm" svg:x2="5.959cm" svg:y2="3.556cm" draw:start-shape="id17" draw:start-glue-point="8" draw:end-shape="id14" draw:end-glue-point="32" svg:d="M5973 2921l-14 635">
          <text:p/>
        </draw:connector>
        <draw:frame draw:style-name="gr3" draw:text-style-name="P4" draw:layer="layout" svg:width="2.494cm" svg:height="0.899cm" svg:x="1.207cm" svg:y="1.701cm">
          <draw:text-box>
            <text:p text:style-name="P2"><text:span text:style-name="T3">user_id</text:span></text:p>
          </draw:text-box>
        </draw:frame>
        <draw:custom-shape draw:style-name="gr2" draw:text-style-name="P2" xml:id="id17" draw:id="id17" draw:layer="layout" svg:width="0.374cm" svg:height="0.345cm" svg:x="5.786cm" svg:y="2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1.751cm" svg:height="0.899cm" svg:x="3.207cm" svg:y="1.702cm">
          <draw:text-box>
            <text:p text:style-name="P2"><text:span text:style-name="T10">email</text:span></text:p>
          </draw:text-box>
        </draw:frame>
        <draw:frame draw:style-name="gr3" draw:text-style-name="P3" draw:layer="layout" svg:width="2.977cm" svg:height="0.899cm" svg:x="5.435cm" svg:y="1.668cm">
          <draw:text-box>
            <text:p text:style-name="P2"><text:span text:style-name="T2">password</text:span></text:p>
          </draw:text-box>
        </draw:frame>
        <draw:custom-shape draw:style-name="gr2" draw:text-style-name="P2" xml:id="id18" draw:id="id18" draw:layer="layout" svg:width="0.374cm" svg:height="0.345cm" svg:x="5.459cm" svg:y="18.05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5.646cm" svg:y1="18.055cm" svg:x2="5.632cm" svg:y2="16.543cm" draw:start-shape="id18" draw:start-glue-point="8" svg:d="M5646 18055l-14-1512">
          <text:p/>
        </draw:connector>
        <draw:custom-shape draw:style-name="gr2" draw:text-style-name="P2" xml:id="id19" draw:id="id19" draw:layer="layout" svg:width="0.374cm" svg:height="0.345cm" svg:x="4.081cm" svg:y="17.17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4.268cm" svg:y1="17.178cm" svg:x2="4.261cm" svg:y2="16.544cm" draw:start-shape="id19" draw:start-glue-point="8" svg:d="M4268 17178l-7-634">
          <text:p/>
        </draw:connector>
        <draw:custom-shape draw:style-name="gr4" draw:text-style-name="P2" xml:id="id20" draw:id="id20" draw:layer="layout" svg:width="0.374cm" svg:height="0.345cm" svg:x="3.176cm" svg:y="17.16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3.363cm" svg:y1="17.164cm" svg:x2="3.353cm" svg:y2="16.54cm" draw:start-shape="id20" draw:start-glue-point="8" svg:d="M3363 17164l-10-624">
          <text:p/>
        </draw:connector>
        <draw:connector draw:style-name="gr5" draw:text-style-name="P2" draw:layer="layout" draw:type="line" svg:x1="6.304cm" svg:y1="17.171cm" svg:x2="6.286cm" svg:y2="16.503cm" draw:start-shape="id21" draw:start-glue-point="8" draw:end-shape="id22" draw:end-glue-point="37" svg:d="M6304 17171l-18-668">
          <text:p/>
        </draw:connector>
        <draw:custom-shape draw:style-name="gr2" draw:text-style-name="P2" xml:id="id21" draw:id="id21" draw:layer="layout" svg:width="0.374cm" svg:height="0.345cm" svg:x="6.117cm" svg:y="17.16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374cm" svg:height="0.345cm" svg:x="13.118cm" svg:y="15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3.305cm" svg:y1="15.463cm" svg:x2="13.301cm" svg:y2="15.052cm" draw:start-shape="id23" draw:start-glue-point="4" draw:end-shape="id2" draw:end-glue-point="28" svg:d="M13305 15463l-4-411">
          <text:p/>
        </draw:connector>
        <draw:frame draw:style-name="gr10" draw:text-style-name="P3" draw:layer="layout" svg:width="3.018cm" svg:height="1.547cm" svg:x="10.88cm" svg:y="15.807cm">
          <draw:text-box>
            <text:p text:style-name="P2"><text:span text:style-name="T2">is_outdoor</text:span></text:p>
          </draw:text-box>
        </draw:frame>
        <draw:rect draw:style-name="gr7" draw:text-style-name="P12" draw:layer="layout" svg:width="0.48cm" svg:height="0.459cm" svg:x="7.354cm" svg:y="12.595cm">
          <text:p text:style-name="P2"><text:span text:style-name="T2">1</text:span></text:p>
        </draw:rect>
        <draw:custom-shape draw:style-name="gr1" draw:text-style-name="P13" xml:id="id24" draw:id="id24" draw:layer="layout" svg:width="2.236cm" svg:height="1.438cm" svg:x="8.234cm" svg:y="14.996cm">
          <text:p text:style-name="P13"><text:span text:style-name="T11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12.063cm" svg:y1="14.584cm" svg:x2="10.47cm" svg:y2="15.715cm" draw:start-shape="id2" draw:start-glue-point="36" draw:end-shape="id24" draw:end-glue-point="7" svg:d="M12063 14584h-796v1131h-797">
          <text:p/>
        </draw:connector>
        <draw:connector draw:style-name="gr6" draw:text-style-name="P2" draw:layer="layout" svg:x1="8.234cm" svg:y1="15.715cm" svg:x2="6.594cm" svg:y2="15.785cm" draw:start-shape="id24" draw:start-glue-point="5" draw:end-shape="id22" draw:end-glue-point="17" svg:d="M8234 15715h-817v70h-823">
          <text:p/>
        </draw:connector>
        <draw:rect draw:style-name="gr7" draw:text-style-name="P14" draw:layer="layout" svg:width="0.48cm" svg:height="0.459cm" svg:x="7.354cm" svg:y="15.496cm">
          <text:p text:style-name="P2"><text:span text:style-name="T12">1</text:span></text:p>
        </draw:rect>
        <draw:custom-shape draw:style-name="gr1" draw:text-style-name="P1" xml:id="id22" draw:id="id22" draw:layer="layout" svg:width="3.707cm" svg:height="1.554cm" svg:x="2.893cm" svg:y="14.961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draw:glue-point draw:id="36" svg:x="2.187cm" svg:y="5cm"/>
          <draw:glue-point draw:id="37" svg:x="4.157cm" svg:y="4.929cm"/>
          <text:p text:style-name="P1"><text:span text:style-name="T1">Wea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3.77cm" svg:height="1.547cm" svg:x="3.383cm" svg:y="18.388cm">
          <draw:text-box>
            <text:p text:style-name="P2"><text:span text:style-name="T2">updated_date</text:span></text:p>
          </draw:text-box>
        </draw:frame>
        <draw:frame draw:style-name="gr3" draw:text-style-name="P3" draw:layer="layout" svg:width="4.281cm" svg:height="0.899cm" svg:x="6.004cm" svg:y="17.46cm">
          <draw:text-box>
            <text:p text:style-name="P2"><text:span text:style-name="T2">is_bad_weather</text:span></text:p>
          </draw:text-box>
        </draw:frame>
        <draw:frame draw:style-name="gr3" draw:text-style-name="P15" draw:layer="layout" svg:width="3.346cm" svg:height="0.899cm" svg:x="0.714cm" svg:y="17.386cm">
          <draw:text-box>
            <text:p text:style-name="P2"><text:span text:style-name="T3">weather_id</text:span></text:p>
          </draw:text-box>
        </draw:frame>
        <draw:frame draw:style-name="gr3" draw:text-style-name="P3" draw:layer="layout" svg:width="1.688cm" svg:height="0.899cm" svg:x="3.889cm" svg:y="17.431cm">
          <draw:text-box>
            <text:p text:style-name="P2"><text:span text:style-name="T2">info*</text:span></text:p>
          </draw:text-box>
        </draw:frame>
        <draw:custom-shape draw:style-name="gr11" draw:text-style-name="P16" xml:id="id25" draw:id="id25" draw:layer="layout" svg:width="2.525cm" svg:height="1.134cm" svg:x="7.016cm" svg:y="6.101cm">
          <text:p text:style-name="P16"><text:span text:style-name="T13">crea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6" xml:id="id26" draw:id="id26" draw:layer="layout" svg:width="2.525cm" svg:height="1.134cm" svg:x="9.516cm" svg:y="7.002cm">
          <text:p text:style-name="P16"><text:span text:style-name="T13">invited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7" xml:id="id27" draw:id="id27" draw:layer="layout" svg:width="2.525cm" svg:height="1.134cm" svg:x="7.016cm" svg:y="8.003cm">
          <text:p text:style-name="P17"><text:span text:style-name="T14">participatesI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5.69cm" svg:y1="5.105cm" svg:x2="7.016cm" svg:y2="6.668cm" draw:start-shape="id14" draw:start-glue-point="19" draw:end-shape="id25" svg:d="M5690 5105v1563h1326">
          <text:p/>
        </draw:connector>
        <draw:connector draw:style-name="gr6" draw:text-style-name="P2" draw:layer="layout" svg:x1="9.541cm" svg:y1="6.668cm" svg:x2="14.243cm" svg:y2="13.498cm" draw:start-shape="id25" draw:start-glue-point="7" draw:end-shape="id2" draw:end-glue-point="40" svg:d="M9541 6668h4702v6830">
          <text:p/>
        </draw:connector>
        <draw:connector draw:style-name="gr6" draw:text-style-name="P2" draw:layer="layout" svg:x1="4.826cm" svg:y1="5.108cm" svg:x2="9.516cm" svg:y2="7.569cm" draw:start-shape="id14" draw:start-glue-point="30" draw:end-shape="id26" draw:end-glue-point="5" svg:d="M4826 5108v2461h4690">
          <text:p/>
        </draw:connector>
        <draw:connector draw:style-name="gr6" draw:text-style-name="P2" draw:layer="layout" svg:x1="12.041cm" svg:y1="7.569cm" svg:x2="13.373cm" svg:y2="13.499cm" draw:start-shape="id26" draw:start-glue-point="7" draw:end-shape="id2" draw:end-glue-point="5" svg:d="M12041 7569h1332v5930">
          <text:p/>
        </draw:connector>
        <draw:connector draw:style-name="gr6" draw:text-style-name="P2" draw:layer="layout" svg:x1="4.009cm" svg:y1="5.095cm" svg:x2="7.016cm" svg:y2="8.57cm" draw:start-shape="id14" draw:start-glue-point="29" draw:end-shape="id27" draw:end-glue-point="5" svg:d="M4009 5095v3475h3007">
          <text:p/>
        </draw:connector>
        <draw:connector draw:style-name="gr6" draw:text-style-name="P2" draw:layer="layout" svg:x1="9.541cm" svg:y1="8.57cm" svg:x2="12.525cm" svg:y2="13.498cm" draw:start-shape="id27" draw:start-glue-point="7" draw:end-shape="id2" draw:end-glue-point="37" svg:d="M9541 8570h2984v4928">
          <text:p/>
        </draw:connector>
        <draw:rect draw:style-name="gr7" draw:text-style-name="P14" draw:layer="layout" svg:width="0.48cm" svg:height="0.459cm" svg:x="6.252cm" svg:y="6.4cm">
          <text:p text:style-name="P2"><text:span text:style-name="T12">1</text:span></text:p>
        </draw:rect>
        <draw:rect draw:style-name="gr7" draw:text-style-name="P14" draw:layer="layout" svg:width="0.48cm" svg:height="0.459cm" svg:x="7.354cm" svg:y="12.596cm">
          <text:p text:style-name="P2"><text:span text:style-name="T12">1</text:span></text:p>
        </draw:rect>
        <draw:rect draw:style-name="gr7" draw:text-style-name="P18" draw:layer="layout" svg:width="1.018cm" svg:height="0.459cm" svg:x="5.752cm" svg:y="8.302cm">
          <text:p text:style-name="P2"><text:span text:style-name="T12">1</text:span><text:span text:style-name="T15">:</text:span><text:span text:style-name="T16">N</text:span></text:p>
        </draw:rect>
        <draw:rect draw:style-name="gr7" draw:text-style-name="P18" draw:layer="layout" svg:width="1.018cm" svg:height="0.459cm" svg:x="9.752cm" svg:y="8.302cm">
          <text:p text:style-name="P2"><text:span text:style-name="T12">0</text:span><text:span text:style-name="T15">:</text:span><text:span text:style-name="T16">N</text:span></text:p>
        </draw:rect>
        <draw:rect draw:style-name="gr7" draw:text-style-name="P18" draw:layer="layout" svg:width="1.018cm" svg:height="0.459cm" svg:x="8.252cm" svg:y="7.303cm">
          <text:p text:style-name="P2"><text:span text:style-name="T12">0</text:span><text:span text:style-name="T15">:</text:span><text:span text:style-name="T16">N</text:span></text:p>
        </draw:rect>
        <draw:rect draw:style-name="gr7" draw:text-style-name="P18" draw:layer="layout" svg:width="1.018cm" svg:height="0.459cm" svg:x="12.152cm" svg:y="7.303cm">
          <text:p text:style-name="P2"><text:span text:style-name="T12">0</text:span><text:span text:style-name="T15">:</text:span><text:span text:style-name="T16">N</text:span></text:p>
        </draw:rect>
        <draw:rect draw:style-name="gr7" draw:text-style-name="P18" draw:layer="layout" svg:width="1.018cm" svg:height="0.459cm" svg:x="9.852cm" svg:y="6.403cm">
          <text:p text:style-name="P2"><text:span text:style-name="T12">0</text:span><text:span text:style-name="T15">:</text:span><text:span text:style-name="T16">N</text:span></text:p>
        </draw:rect>
        <draw:custom-shape draw:style-name="gr1" draw:text-style-name="P1" xml:id="id29" draw:id="id29" draw:layer="layout" svg:width="3.707cm" svg:height="1.554cm" svg:x="14.673cm" svg:y="3.644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draw:glue-point draw:id="36" svg:x="-3.916cm" svg:y="-4.974cm"/>
          <draw:glue-point draw:id="37" svg:x="-2.249cm" svg:y="-4.974cm"/>
          <draw:glue-point draw:id="38" svg:x="-4.612cm" svg:y="-4.813cm"/>
          <draw:glue-point draw:id="39" svg:x="3.485cm" svg:y="-5.006cm"/>
          <text:p text:style-name="P1"><text:span text:style-name="T1">Not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3.964cm" svg:height="1.547cm" svg:x="11.4cm" svg:y="1.763cm">
          <draw:text-box>
            <text:p text:style-name="P2"><text:span text:style-name="T3">notification_id</text:span></text:p>
          </draw:text-box>
        </draw:frame>
        <draw:frame draw:style-name="gr10" draw:text-style-name="P3" draw:layer="layout" svg:width="3.187cm" svg:height="1.547cm" svg:x="17.813cm" svg:y="1.82cm">
          <draw:text-box>
            <text:p text:style-name="P2"><text:span text:style-name="T2">timestamp</text:span></text:p>
          </draw:text-box>
        </draw:frame>
        <draw:custom-shape draw:style-name="gr1" draw:text-style-name="P19" xml:id="id28" draw:id="id28" draw:layer="layout" svg:width="2.236cm" svg:height="1.438cm" svg:x="8.259cm" svg:y="3.728cm">
          <text:p text:style-name="P19"><text:span text:style-name="T17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9" xml:id="id30" draw:id="id30" draw:layer="layout" svg:width="2.236cm" svg:height="1.438cm" svg:x="15.419cm" svg:y="6.884cm">
          <text:p text:style-name="P19"><text:span text:style-name="T17">links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6.264cm" svg:y1="4.443cm" svg:x2="8.259cm" svg:y2="4.447cm" draw:start-shape="id14" draw:start-glue-point="14" draw:end-shape="id28" draw:end-glue-point="5" svg:d="M6264 4443h1005v4h990">
          <text:p/>
        </draw:connector>
        <draw:connector draw:style-name="gr6" draw:text-style-name="P2" draw:layer="layout" svg:x1="16.526cm" svg:y1="5.198cm" svg:x2="16.537cm" svg:y2="6.884cm" draw:start-shape="id29" draw:start-glue-point="2" draw:end-shape="id30" draw:end-glue-point="4" svg:d="M16526 5198v844h11v842">
          <text:p/>
        </draw:connector>
        <draw:connector draw:style-name="gr6" draw:text-style-name="P2" draw:layer="layout" svg:x1="16.537cm" svg:y1="8.322cm" svg:x2="14.966cm" svg:y2="13.544cm" draw:start-shape="id30" draw:start-glue-point="6" draw:end-shape="id2" draw:end-glue-point="7" svg:d="M16537 8322v2589h-1571v2633">
          <text:p/>
        </draw:connector>
        <draw:rect draw:style-name="gr7" draw:text-style-name="P14" draw:layer="layout" svg:width="0.48cm" svg:height="0.459cm" svg:x="7.252cm" svg:y="4.201cm">
          <text:p text:style-name="P2"><text:span text:style-name="T12">1</text:span></text:p>
        </draw:rect>
        <draw:rect draw:style-name="gr7" draw:text-style-name="P14" draw:layer="layout" svg:width="0.574cm" svg:height="0.573cm" svg:x="16.26cm" svg:y="8.903cm">
          <text:p text:style-name="P2"><text:span text:style-name="T12">1</text:span></text:p>
        </draw:rect>
        <draw:rect draw:style-name="gr7" draw:text-style-name="P18" draw:layer="layout" svg:width="1.018cm" svg:height="0.459cm" svg:x="16.052cm" svg:y="5.905cm">
          <text:p text:style-name="P2"><text:span text:style-name="T12">0</text:span><text:span text:style-name="T15">:</text:span><text:span text:style-name="T16">N</text:span></text:p>
        </draw:rect>
        <draw:rect draw:style-name="gr7" draw:text-style-name="P6" draw:layer="layout" svg:width="0.54cm" svg:height="0.613cm" svg:x="10.978cm" svg:y="14.794cm">
          <text:p text:style-name="P2"><text:span text:style-name="T5">1</text:span></text:p>
        </draw:rect>
        <draw:custom-shape draw:style-name="gr2" draw:text-style-name="P2" xml:id="id31" draw:id="id31" draw:layer="layout" svg:width="0.374cm" svg:height="0.345cm" svg:x="17.631cm" svg:y="1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7.818cm" svg:y1="2.054cm" svg:x2="17.817cm" svg:y2="3.644cm" draw:start-shape="id31" draw:start-glue-point="8" draw:end-shape="id29" draw:end-glue-point="39" svg:d="M17818 2054l-1 1590">
          <text:p/>
        </draw:connector>
        <draw:custom-shape draw:style-name="gr2" draw:text-style-name="P2" xml:id="id32" draw:id="id32" draw:layer="layout" svg:width="0.374cm" svg:height="0.345cm" svg:x="15.786cm" svg:y="2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5.973cm" svg:y1="2.93cm" svg:x2="15.983cm" svg:y2="3.645cm" draw:start-shape="id32" draw:start-glue-point="8" draw:end-shape="id29" draw:end-glue-point="5" svg:d="M15973 2930l10 715">
          <text:p/>
        </draw:connector>
        <draw:custom-shape draw:style-name="gr4" draw:text-style-name="P2" xml:id="id33" draw:id="id33" draw:layer="layout" svg:width="0.374cm" svg:height="0.345cm" svg:x="14.629cm" svg:y="2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816cm" svg:y1="2.928cm" svg:x2="14.817cm" svg:y2="3.674cm" draw:start-shape="id33" draw:start-glue-point="8" draw:end-shape="id29" draw:end-glue-point="38" svg:d="M14816 2928l1 746">
          <text:p/>
        </draw:connector>
        <draw:connector draw:style-name="gr5" draw:text-style-name="P2" draw:layer="layout" draw:type="line" svg:x1="18.073cm" svg:y1="2.921cm" svg:x2="18.06cm" svg:y2="3.646cm" draw:start-shape="id34" draw:start-glue-point="8" draw:end-shape="id29" draw:end-glue-point="32" svg:d="M18073 2921l-13 725">
          <text:p/>
        </draw:connector>
        <draw:custom-shape draw:style-name="gr2" draw:text-style-name="P2" xml:id="id34" draw:id="id34" draw:layer="layout" svg:width="0.374cm" svg:height="0.345cm" svg:x="17.886cm" svg:y="2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10.495cm" svg:y1="4.447cm" svg:x2="14.673cm" svg:y2="4.421cm" draw:start-shape="id28" draw:start-glue-point="7" draw:end-shape="id29" draw:end-glue-point="3" svg:d="M10495 4447l4178-26">
          <text:p/>
        </draw:connector>
        <draw:rect draw:style-name="gr7" draw:text-style-name="P18" draw:layer="layout" svg:width="1.018cm" svg:height="0.459cm" svg:x="11.052cm" svg:y="4.204cm">
          <text:p text:style-name="P2"><text:span text:style-name="T12">0</text:span><text:span text:style-name="T15">:</text:span><text:span text:style-name="T16">N</text:span></text:p>
        </draw:rect>
        <draw:frame draw:style-name="gr13" draw:text-style-name="P3" draw:layer="layout" svg:width="3.22cm" svg:height="1.112cm" svg:x="14.923cm" svg:y="1.771cm">
          <draw:text-box>
            <text:p text:style-name="P2"><text:span text:style-name="T2">description</text:span></text:p>
          </draw:text-box>
        </draw:frame>
        <draw:custom-shape draw:style-name="gr9" draw:text-style-name="P1" draw:layer="layout" svg:width="3.411cm" svg:height="1.229cm" svg:x="3.05cm" svg:y="15.113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0" draw:layer="layout" svg:width="0.502cm" svg:height="1.204cm" svg:x="17.786cm" svg:y="1.385cm">
          <draw:text-box>
            <text:p/>
          </draw:text-box>
        </draw:frame>
        <draw:frame draw:style-name="gr3" draw:text-style-name="P3" draw:layer="layout" svg:width="3.422cm" svg:height="0.899cm" svg:x="17.114cm" svg:y="0.843cm">
          <draw:text-box>
            <text:p text:style-name="P2"><text:span text:style-name="T2">is_invitation</text:span></text:p>
          </draw:text-box>
        </draw:frame>
      </draw:page>
      <draw:page draw:name="page2" draw:style-name="dp1" draw:master-page-name="Default">
        <draw:custom-shape draw:style-name="gr1" draw:text-style-name="P22" xml:id="id36" draw:id="id36" draw:layer="layout" svg:width="2.236cm" svg:height="1.438cm" svg:x="12.261cm" svg:y="7.491cm">
          <text:p text:style-name="P21"><text:span text:style-name="T18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3" xml:id="id37" draw:id="id37" draw:layer="layout" svg:width="3.707cm" svg:height="1.554cm" svg:x="15.597cm" svg:y="7.409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text:p text:style-name="P21"><text:span text:style-name="T19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1" draw:layer="layout" svg:x1="15.131cm" svg:y1="10.872cm" svg:x2="13.379cm" svg:y2="8.929cm" draw:start-shape="id35" draw:start-glue-point="5" draw:end-shape="id36" draw:end-glue-point="6" svg:d="M15131 10872v-971h-1752v-972">
          <text:p/>
        </draw:connector>
        <draw:connector draw:style-name="gr6" draw:text-style-name="P21" draw:layer="layout" svg:x1="14.497cm" svg:y1="8.21cm" svg:x2="15.597cm" svg:y2="8.186cm" draw:start-shape="id36" draw:start-glue-point="7" draw:end-shape="id37" svg:d="M14497 8210h550v-24h550">
          <text:p/>
        </draw:connector>
        <draw:custom-shape draw:style-name="gr2" draw:text-style-name="P21" xml:id="id38" draw:id="id38" draw:layer="layout" svg:width="0.374cm" svg:height="0.345cm" svg:x="18.079cm" svg:y="6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4" draw:layer="layout" svg:width="2.413cm" svg:height="0.899cm" svg:x="16.02cm" svg:y="5.015cm">
          <draw:text-box>
            <text:p text:style-name="P21"><text:span text:style-name="T20">address</text:span></text:p>
          </draw:text-box>
        </draw:frame>
        <draw:connector draw:style-name="gr5" draw:text-style-name="P21" draw:layer="layout" draw:type="line" svg:x1="18.266cm" svg:y1="6.776cm" svg:x2="18.278cm" svg:y2="7.411cm" draw:start-shape="id38" draw:start-glue-point="8" draw:end-shape="id37" draw:end-glue-point="33" svg:d="M18266 6776l12 635">
          <text:p/>
        </draw:connector>
        <draw:custom-shape draw:style-name="gr2" draw:text-style-name="P21" xml:id="id39" draw:id="id39" draw:layer="layout" svg:width="0.374cm" svg:height="0.345cm" svg:x="17.011cm" svg:y="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1" draw:layer="layout" draw:type="line" svg:x1="17.198cm" svg:y1="6.085cm" svg:x2="17.244cm" svg:y2="7.433cm" draw:start-shape="id39" draw:start-glue-point="8" draw:end-shape="id37" draw:end-glue-point="34" svg:d="M17198 6085l46 1348">
          <text:p/>
        </draw:connector>
        <draw:custom-shape draw:style-name="gr4" draw:text-style-name="P21" xml:id="id40" draw:id="id40" draw:layer="layout" svg:width="0.374cm" svg:height="0.345cm" svg:x="15.945cm" svg:y="6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1" draw:layer="layout" draw:type="line" svg:x1="16.132cm" svg:y1="6.783cm" svg:x2="16.164cm" svg:y2="7.411cm" draw:start-shape="id40" draw:start-glue-point="8" draw:end-shape="id37" draw:end-glue-point="35" svg:d="M16132 6783l32 628">
          <text:p/>
        </draw:connector>
        <draw:frame draw:style-name="gr8" draw:text-style-name="P24" draw:layer="layout" svg:width="1.736cm" svg:height="0.908cm" svg:x="18.676cm" svg:y="5.626cm">
          <draw:text-box>
            <text:p text:style-name="P21"><text:span text:style-name="T20">long</text:span></text:p>
          </draw:text-box>
        </draw:frame>
        <draw:frame draw:style-name="gr3" draw:text-style-name="P24" draw:layer="layout" svg:width="1.113cm" svg:height="0.899cm" svg:x="17.816cm" svg:y="5.608cm">
          <draw:text-box>
            <text:p text:style-name="P21"><text:span text:style-name="T20">lat</text:span></text:p>
          </draw:text-box>
        </draw:frame>
        <draw:connector draw:style-name="gr5" draw:text-style-name="P21" draw:layer="layout" draw:type="line" svg:x1="18.965cm" svg:y1="6.794cm" svg:x2="18.984cm" svg:y2="7.411cm" draw:end-shape="id37" draw:end-glue-point="32" svg:d="M18965 6794l19 617">
          <text:p/>
        </draw:connector>
        <draw:frame draw:style-name="gr3" draw:text-style-name="P25" draw:layer="layout" svg:width="3.346cm" svg:height="0.899cm" svg:x="13.504cm" svg:y="5.6cm">
          <draw:text-box>
            <text:p text:style-name="P21"><text:span text:style-name="T21">location_id</text:span></text:p>
          </draw:text-box>
        </draw:frame>
        <draw:rect draw:style-name="gr7" draw:text-style-name="P26" draw:layer="layout" svg:width="0.48cm" svg:height="0.459cm" svg:x="13.161cm" svg:y="9.501cm">
          <text:p text:style-name="P21"><text:span text:style-name="T20">1</text:span></text:p>
        </draw:rect>
        <draw:rect draw:style-name="gr7" draw:text-style-name="P26" draw:layer="layout" svg:width="0.401cm" svg:height="0.415cm" svg:x="14.818cm" svg:y="7.955cm">
          <text:p text:style-name="P21"><text:span text:style-name="T20">1</text:span></text:p>
        </draw:rect>
        <draw:custom-shape draw:style-name="gr2" draw:text-style-name="P21" draw:layer="layout" svg:width="0.374cm" svg:height="0.345cm" svg:x="18.779cm" svg:y="6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3" xml:id="id42" draw:id="id42" draw:layer="layout" svg:width="3.707cm" svg:height="1.554cm" svg:x="6.898cm" svg:y="4.11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draw:glue-point draw:id="36" svg:x="-3.916cm" svg:y="-4.974cm"/>
          <draw:glue-point draw:id="37" svg:x="-2.249cm" svg:y="-4.974cm"/>
          <text:p text:style-name="P21"><text:span text:style-name="T19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xml:id="id41" draw:id="id41" draw:layer="layout" svg:width="0.374cm" svg:height="0.345cm" svg:x="9.358cm" svg:y="2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4" draw:layer="layout" svg:width="2.977cm" svg:height="0.899cm" svg:x="7.952cm" svg:y="1.43cm">
          <draw:text-box>
            <text:p text:style-name="P21"><text:span text:style-name="T20">username</text:span></text:p>
          </draw:text-box>
        </draw:frame>
        <draw:connector draw:style-name="gr5" draw:text-style-name="P21" draw:layer="layout" draw:type="line" svg:x1="9.545cm" svg:y1="2.577cm" svg:x2="9.579cm" svg:y2="4.112cm" draw:start-shape="id41" draw:start-glue-point="8" draw:end-shape="id42" draw:end-glue-point="33" svg:d="M9545 2577l34 1535">
          <text:p/>
        </draw:connector>
        <draw:custom-shape draw:style-name="gr2" draw:text-style-name="P21" xml:id="id43" draw:id="id43" draw:layer="layout" svg:width="0.374cm" svg:height="0.345cm" svg:x="8.012cm" svg:y="3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1" draw:layer="layout" draw:type="line" svg:x1="8.199cm" svg:y1="3.486cm" svg:x2="8.208cm" svg:y2="4.111cm" draw:start-shape="id43" draw:start-glue-point="8" draw:end-shape="id42" draw:end-glue-point="5" svg:d="M8199 3486l9 625">
          <text:p/>
        </draw:connector>
        <draw:custom-shape draw:style-name="gr4" draw:text-style-name="P21" xml:id="id44" draw:id="id44" draw:layer="layout" svg:width="0.374cm" svg:height="0.345cm" svg:x="7.092cm" svg:y="3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1" draw:layer="layout" draw:type="line" svg:x1="7.279cm" svg:y1="3.484cm" svg:x2="7.3cm" svg:y2="4.115cm" draw:start-shape="id44" draw:start-glue-point="8" draw:end-shape="id42" draw:end-glue-point="36" svg:d="M7279 3484l21 631">
          <text:p/>
        </draw:connector>
        <draw:connector draw:style-name="gr5" draw:text-style-name="P21" draw:layer="layout" draw:type="line" svg:x1="10.266cm" svg:y1="3.495cm" svg:x2="10.285cm" svg:y2="4.112cm" draw:end-shape="id42" draw:end-glue-point="32" svg:d="M10266 3495l19 617">
          <text:p/>
        </draw:connector>
        <draw:frame draw:style-name="gr3" draw:text-style-name="P25" draw:layer="layout" svg:width="2.494cm" svg:height="0.899cm" svg:x="5.533cm" svg:y="2.257cm">
          <draw:text-box>
            <text:p text:style-name="P21"><text:span text:style-name="T21">user_id</text:span></text:p>
          </draw:text-box>
        </draw:frame>
        <draw:custom-shape draw:style-name="gr2" draw:text-style-name="P21" draw:layer="layout" svg:width="0.374cm" svg:height="0.345cm" svg:x="10.08cm" svg:y="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7" draw:layer="layout" svg:width="1.751cm" svg:height="0.899cm" svg:x="7.533cm" svg:y="2.258cm">
          <draw:text-box>
            <text:p text:style-name="P21"><text:span text:style-name="T22">email</text:span></text:p>
          </draw:text-box>
        </draw:frame>
        <draw:frame draw:style-name="gr3" draw:text-style-name="P24" draw:layer="layout" svg:width="2.977cm" svg:height="0.899cm" svg:x="9.761cm" svg:y="2.224cm">
          <draw:text-box>
            <text:p text:style-name="P21"><text:span text:style-name="T20">password</text:span></text:p>
          </draw:text-box>
        </draw:frame>
        <draw:g>
          <draw:custom-shape draw:style-name="gr1" draw:text-style-name="P1" xml:id="id35" draw:id="id35" draw:layer="layout" svg:width="2.713cm" svg:height="1.138cm" svg:x="14.172cm" svg:y="10.871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4.928cm" svg:y="-3.835cm"/>
            <draw:glue-point draw:id="31" svg:x="5.004cm" svg:y="4.247cm"/>
            <draw:glue-point draw:id="32" svg:x="-3.015cm" svg:y="5.006cm"/>
            <draw:glue-point draw:id="33" svg:x="-1.917cm" svg:y="4.987cm"/>
            <draw:glue-point draw:id="34" svg:x="-2.017cm" svg:y="5.012cm"/>
            <text:p text:style-name="P1"><text:span text:style-name="T1">Ev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46" draw:id="id46" draw:layer="layout" svg:width="0.274cm" svg:height="0.254cm" svg:x="17.222cm" svg:y="11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3" draw:layer="layout" svg:width="2.174cm" svg:height="0.679cm" svg:x="17.384cm" svg:y="11.1cm">
            <draw:text-box>
              <text:p text:style-name="P2"><text:span text:style-name="T2">end_time</text:span></text:p>
            </draw:text-box>
          </draw:frame>
          <draw:custom-shape draw:style-name="gr4" draw:text-style-name="P2" xml:id="id45" draw:id="id45" draw:layer="layout" svg:width="0.274cm" svg:height="0.252cm" svg:x="17.205cm" svg:y="10.8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4" draw:layer="layout" svg:width="1.8cm" svg:height="1.107cm" svg:x="17.398cm" svg:y="10.519cm">
            <draw:text-box>
              <text:p text:style-name="P2"><text:span text:style-name="T3">event_id</text:span></text:p>
            </draw:text-box>
          </draw:frame>
          <draw:custom-shape draw:style-name="gr2" draw:text-style-name="P2" xml:id="id48" draw:id="id48" draw:layer="layout" svg:width="0.274cm" svg:height="0.253cm" svg:x="16.325cm" svg:y="12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" draw:layer="layout" svg:width="1.226cm" svg:height="1.107cm" svg:x="15.226cm" svg:y="12.561cm">
            <draw:text-box>
              <text:p text:style-name="P2"><text:span text:style-name="T2">title</text:span></text:p>
            </draw:text-box>
          </draw:frame>
          <draw:custom-shape draw:style-name="gr2" draw:text-style-name="P2" xml:id="id47" draw:id="id47" draw:layer="layout" svg:width="0.273cm" svg:height="0.24cm" svg:x="17.223cm" svg:y="11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17.205cm" svg:y1="11.005cm" svg:x2="16.864cm" svg:y2="11.004cm" draw:start-shape="id45" draw:start-glue-point="6" draw:end-shape="id35" draw:end-glue-point="30" svg:d="M17205 11005l-341-1">
            <text:p/>
          </draw:connector>
          <draw:connector draw:style-name="gr5" draw:text-style-name="P2" draw:layer="layout" draw:type="line" svg:x1="17.222cm" svg:y1="11.475cm" svg:x2="16.88cm" svg:y2="11.475cm" draw:start-shape="id46" draw:start-glue-point="6" draw:end-shape="id35" draw:end-glue-point="17" svg:d="M17222 11475h-342">
            <text:p/>
          </draw:connector>
          <draw:connector draw:style-name="gr5" draw:text-style-name="P2" draw:layer="layout" draw:type="line" svg:x1="17.223cm" svg:y1="11.921cm" svg:x2="16.885cm" svg:y2="11.923cm" draw:start-shape="id47" draw:start-glue-point="6" draw:end-shape="id35" draw:end-glue-point="31" svg:d="M17223 11921l-338 2">
            <text:p/>
          </draw:connector>
          <draw:connector draw:style-name="gr5" draw:text-style-name="P2" draw:layer="layout" draw:type="line" svg:x1="16.462cm" svg:y1="12.309cm" svg:x2="16.454cm" svg:y2="12.007cm" draw:start-shape="id48" draw:start-glue-point="4" draw:end-shape="id35" draw:end-glue-point="19" svg:d="M16462 12309l-8-302">
            <text:p/>
          </draw:connector>
          <draw:frame draw:style-name="gr16" draw:text-style-name="P3" draw:layer="layout" svg:width="2.163cm" svg:height="0.679cm" svg:x="17.406cm" svg:y="11.612cm">
            <draw:text-box>
              <text:p text:style-name="P2"><text:span text:style-name="T2">start_time</text:span></text:p>
            </draw:text-box>
          </draw:frame>
          <draw:frame draw:style-name="gr16" draw:text-style-name="P3" draw:layer="layout" svg:width="2.202cm" svg:height="0.679cm" svg:x="16.183cm" svg:y="12.556cm">
            <draw:text-box draw:corner-radius="0.139cm">
              <text:p text:style-name="P2"><text:span text:style-name="T2">description</text:span></text:p>
            </draw:text-box>
          </draw:frame>
          <draw:custom-shape draw:style-name="gr2" draw:text-style-name="P2" xml:id="id49" draw:id="id49" draw:layer="layout" svg:width="0.275cm" svg:height="0.253cm" svg:x="15.57cm" svg:y="12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15.708cm" svg:y1="12.309cm" svg:x2="15.704cm" svg:y2="12.007cm" draw:start-shape="id49" draw:start-glue-point="4" draw:end-shape="id35" draw:end-glue-point="22" svg:d="M15708 12309l-4-302">
            <text:p/>
          </draw:connector>
          <draw:custom-shape draw:style-name="gr1" draw:text-style-name="P3" xml:id="id50" draw:id="id50" draw:layer="layout" svg:width="0.581cm" svg:height="0.581cm" svg:x="14.684cm" svg:y="13.184cm">
            <draw:glue-point draw:id="12" svg:x="-1.261cm" svg:y="-4.905cm"/>
            <draw:glue-point draw:id="13" svg:x="0.844cm" svg:y="-4.905cm"/>
            <draw:glue-point draw:id="14" svg:x="-0.756cm" svg:y="-5.018cm"/>
            <text:p text:style-name="P3"><text:span text:style-name="T2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14.981cm" svg:y1="12.009cm" svg:x2="15.023cm" svg:y2="13.19cm" draw:start-shape="id35" draw:start-glue-point="34" draw:end-shape="id50" draw:end-glue-point="13" svg:d="M14981 12009l42 1181">
            <text:p/>
          </draw:connector>
          <draw:connector draw:style-name="gr5" draw:text-style-name="P2" draw:layer="layout" draw:type="line" svg:x1="14.946cm" svg:y1="12.009cm" svg:x2="14.975cm" svg:y2="13.184cm" draw:start-shape="id35" draw:start-glue-point="27" draw:end-shape="id50" draw:end-glue-point="4" svg:d="M14946 12009l29 1175">
            <text:p/>
          </draw:connector>
          <draw:custom-shape draw:style-name="gr1" draw:text-style-name="P1" xml:id="id51" draw:id="id51" draw:layer="layout" svg:width="3.067cm" svg:height="1.138cm" svg:x="11.883cm" svg:y="14.837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4.928cm" svg:y="-3.835cm"/>
            <draw:glue-point draw:id="31" svg:x="5.004cm" svg:y="4.247cm"/>
            <draw:glue-point draw:id="32" svg:x="-3.015cm" svg:y="5.006cm"/>
            <text:p text:style-name="P1"><text:span text:style-name="T1">OutdoorEv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52" draw:id="id52" draw:layer="layout" svg:width="3.066cm" svg:height="1.138cm" svg:x="15.251cm" svg:y="14.838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4.928cm" svg:y="-3.835cm"/>
            <draw:glue-point draw:id="31" svg:x="5.004cm" svg:y="4.247cm"/>
            <draw:glue-point draw:id="32" svg:x="-3.015cm" svg:y="5.006cm"/>
            <text:p text:style-name="P1"><text:span text:style-name="T1">IndoorEv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2" draw:layer="layout" svg:width="0.254cm" svg:height="0.43cm" draw:transform="skewX (-0.00226892802759223) rotate (-2.28673038596373) translate (14.51cm 14.308cm)">
            <draw:image xlink:href="Pictures/20000007000001D2000002A6F3764BCB.svm" xlink:type="simple" xlink:show="embed" xlink:actuate="onLoad">
              <text:p/>
            </draw:image>
          </draw:frame>
          <draw:connector draw:style-name="gr5" draw:text-style-name="P2" draw:layer="layout" draw:type="line" svg:x1="14.975cm" svg:y1="13.765cm" svg:x2="13.416cm" svg:y2="14.837cm" draw:start-shape="id50" draw:start-glue-point="8" draw:end-shape="id51" draw:end-glue-point="0" svg:d="M14975 13765l-1559 1072">
            <text:p/>
          </draw:connector>
          <draw:connector draw:style-name="gr5" draw:text-style-name="P2" draw:layer="layout" draw:type="line" svg:x1="14.975cm" svg:y1="13.765cm" svg:x2="16.784cm" svg:y2="14.838cm" draw:start-shape="id50" draw:start-glue-point="8" draw:end-shape="id52" draw:end-glue-point="0" svg:d="M14975 13765l1809 1073">
            <text:p/>
          </draw:connector>
          <draw:frame draw:style-name="gr18" draw:text-style-name="P2" draw:layer="layout" svg:width="0.256cm" svg:height="0.432cm" draw:transform="rotate (-0.879645943006162) translate (15.944cm 14.009cm)">
            <draw:image xlink:href="Pictures/20000007000001D2000002A6F3764BCB.svm" xlink:type="simple" xlink:show="embed" xlink:actuate="onLoad">
              <text:p/>
            </draw:image>
          </draw:frame>
        </draw:g>
        <draw:g>
          <draw:custom-shape draw:style-name="gr19" draw:text-style-name="P28" xml:id="id54" draw:id="id54" draw:layer="layout" svg:width="2.714cm" svg:height="1.138cm" svg:x="3.15cm" svg:y="21.657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4.928cm" svg:y="-3.835cm"/>
            <draw:glue-point draw:id="31" svg:x="5.004cm" svg:y="4.247cm"/>
            <draw:glue-point draw:id="32" svg:x="-3.015cm" svg:y="5.006cm"/>
            <draw:glue-point draw:id="33" svg:x="-1.917cm" svg:y="4.987cm"/>
            <draw:glue-point draw:id="34" svg:x="-2.017cm" svg:y="5.012cm"/>
            <text:p text:style-name="P28"><text:span text:style-name="T24">Ev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9" xml:id="id55" draw:id="id55" draw:layer="layout" svg:width="0.274cm" svg:height="0.255cm" svg:x="6.2cm" svg:y="22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1" draw:layer="layout" svg:width="2.174cm" svg:height="0.698cm" svg:x="6.362cm" svg:y="21.884cm">
            <draw:text-box>
              <text:p text:style-name="P30"><text:span text:style-name="T25">end_time</text:span></text:p>
            </draw:text-box>
          </draw:frame>
          <draw:custom-shape draw:style-name="gr22" draw:text-style-name="P29" xml:id="id53" draw:id="id53" draw:layer="layout" svg:width="0.276cm" svg:height="0.253cm" svg:x="6.182cm" svg:y="21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32" draw:layer="layout" svg:width="1.8cm" svg:height="1.142cm" svg:x="6.376cm" svg:y="21.304cm">
            <draw:text-box>
              <text:p text:style-name="P30"><text:span text:style-name="T26">event_id</text:span></text:p>
            </draw:text-box>
          </draw:frame>
          <draw:custom-shape draw:style-name="gr20" draw:text-style-name="P29" xml:id="id57" draw:id="id57" draw:layer="layout" svg:width="0.276cm" svg:height="0.253cm" svg:x="5.302cm" svg:y="23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1" draw:layer="layout" svg:width="1.227cm" svg:height="0.679cm" svg:x="4.203cm" svg:y="23.346cm">
            <draw:text-box>
              <text:p text:style-name="P30"><text:span text:style-name="T25">title</text:span></text:p>
            </draw:text-box>
          </draw:frame>
          <draw:custom-shape draw:style-name="gr20" draw:text-style-name="P29" xml:id="id56" draw:id="id56" draw:layer="layout" svg:width="0.272cm" svg:height="0.241cm" svg:x="6.202cm" svg:y="22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6.182cm" svg:y1="21.791cm" svg:x2="5.844cm" svg:y2="21.79cm" draw:start-shape="id53" draw:start-glue-point="6" draw:end-shape="id54" draw:end-glue-point="30" svg:d="M6182 21791l-338-1">
            <text:p/>
          </draw:connector>
          <draw:connector draw:style-name="gr25" draw:text-style-name="P29" draw:layer="layout" draw:type="line" svg:x1="6.2cm" svg:y1="22.261cm" svg:x2="5.86cm" svg:y2="22.261cm" draw:start-shape="id55" draw:start-glue-point="6" draw:end-shape="id54" draw:end-glue-point="17" svg:d="M6200 22261h-340">
            <text:p/>
          </draw:connector>
          <draw:connector draw:style-name="gr25" draw:text-style-name="P29" draw:layer="layout" draw:type="line" svg:x1="6.202cm" svg:y1="22.707cm" svg:x2="5.864cm" svg:y2="22.709cm" draw:start-shape="id56" draw:start-glue-point="6" draw:end-shape="id54" draw:end-glue-point="31" svg:d="M6202 22707l-338 2">
            <text:p/>
          </draw:connector>
          <draw:connector draw:style-name="gr25" draw:text-style-name="P29" draw:layer="layout" draw:type="line" svg:x1="5.44cm" svg:y1="23.094cm" svg:x2="5.433cm" svg:y2="22.793cm" draw:start-shape="id57" draw:start-glue-point="4" draw:end-shape="id54" draw:end-glue-point="19" svg:d="M5440 23094l-7-301">
            <text:p/>
          </draw:connector>
          <draw:frame draw:style-name="gr21" draw:text-style-name="P31" draw:layer="layout" svg:width="2.165cm" svg:height="0.698cm" svg:x="6.383cm" svg:y="22.398cm">
            <draw:text-box>
              <text:p text:style-name="P30"><text:span text:style-name="T25">start_time</text:span></text:p>
            </draw:text-box>
          </draw:frame>
          <draw:frame draw:style-name="gr23" draw:text-style-name="P31" draw:layer="layout" svg:width="2.202cm" svg:height="1.142cm" svg:x="5.161cm" svg:y="23.341cm">
            <draw:text-box draw:corner-radius="0.139cm">
              <text:p text:style-name="P30"><text:span text:style-name="T25">description</text:span></text:p>
            </draw:text-box>
          </draw:frame>
          <draw:custom-shape draw:style-name="gr20" draw:text-style-name="P29" xml:id="id58" draw:id="id58" draw:layer="layout" svg:width="0.276cm" svg:height="0.253cm" svg:x="4.547cm" svg:y="23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4.685cm" svg:y1="23.094cm" svg:x2="4.683cm" svg:y2="22.793cm" draw:start-shape="id58" draw:start-glue-point="4" draw:end-shape="id54" draw:end-glue-point="22" svg:d="M4685 23094l-2-301">
            <text:p/>
          </draw:connector>
          <draw:custom-shape draw:style-name="gr19" draw:text-style-name="P31" xml:id="id59" draw:id="id59" draw:layer="layout" svg:width="0.581cm" svg:height="0.581cm" svg:x="3.662cm" svg:y="23.969cm">
            <draw:glue-point draw:id="12" svg:x="-1.261cm" svg:y="-4.905cm"/>
            <draw:glue-point draw:id="13" svg:x="0.844cm" svg:y="-4.905cm"/>
            <draw:glue-point draw:id="14" svg:x="-0.756cm" svg:y="-5.018cm"/>
            <text:p text:style-name="P31"><text:span text:style-name="T27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3.96cm" svg:y1="22.795cm" svg:x2="4.001cm" svg:y2="23.975cm" draw:start-shape="id54" draw:start-glue-point="34" draw:end-shape="id59" draw:end-glue-point="13" svg:d="M3960 22795l41 1180">
            <text:p/>
          </draw:connector>
          <draw:connector draw:style-name="gr25" draw:text-style-name="P29" draw:layer="layout" draw:type="line" svg:x1="3.925cm" svg:y1="22.795cm" svg:x2="3.953cm" svg:y2="23.969cm" draw:start-shape="id54" draw:start-glue-point="27" draw:end-shape="id59" draw:end-glue-point="4" svg:d="M3925 22795l28 1174">
            <text:p/>
          </draw:connector>
          <draw:custom-shape draw:style-name="gr19" draw:text-style-name="P28" xml:id="id60" draw:id="id60" draw:layer="layout" svg:width="3.068cm" svg:height="1.138cm" svg:x="0.86cm" svg:y="25.622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4.928cm" svg:y="-3.835cm"/>
            <draw:glue-point draw:id="31" svg:x="5.004cm" svg:y="4.247cm"/>
            <draw:glue-point draw:id="32" svg:x="-3.015cm" svg:y="5.006cm"/>
            <text:p text:style-name="P28"><text:span text:style-name="T24">OutdoorEv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8" xml:id="id61" draw:id="id61" draw:layer="layout" svg:width="3.066cm" svg:height="1.138cm" svg:x="4.23cm" svg:y="25.624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4.928cm" svg:y="-3.835cm"/>
            <draw:glue-point draw:id="31" svg:x="5.004cm" svg:y="4.247cm"/>
            <draw:glue-point draw:id="32" svg:x="-3.015cm" svg:y="5.006cm"/>
            <text:p text:style-name="P28"><text:span text:style-name="T24">IndoorEv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29" draw:layer="layout" svg:width="0.255cm" svg:height="0.429cm" draw:transform="rotate (-2.28236706283374) translate (3.487cm 25.093cm)">
            <draw:image xlink:href="Pictures/20000007000001D2000002A6F3764BCB.svm" xlink:type="simple" xlink:show="embed" xlink:actuate="onLoad">
              <text:p/>
            </draw:image>
          </draw:frame>
          <draw:connector draw:style-name="gr25" draw:text-style-name="P29" draw:layer="layout" draw:type="line" svg:x1="3.953cm" svg:y1="24.55cm" svg:x2="2.394cm" svg:y2="25.622cm" draw:start-shape="id59" draw:start-glue-point="8" draw:end-shape="id60" draw:end-glue-point="0" svg:d="M3953 24550l-1559 1072">
            <text:p/>
          </draw:connector>
          <draw:connector draw:style-name="gr25" draw:text-style-name="P29" draw:layer="layout" draw:type="line" svg:x1="3.953cm" svg:y1="24.55cm" svg:x2="5.763cm" svg:y2="25.624cm" draw:start-shape="id59" draw:start-glue-point="8" draw:end-shape="id61" draw:end-glue-point="0" svg:d="M3953 24550l1810 1074">
            <text:p/>
          </draw:connector>
          <draw:frame draw:style-name="gr26" draw:text-style-name="P29" draw:layer="layout" svg:width="0.257cm" svg:height="0.431cm" draw:transform="skewX (0.0092502450355682) rotate (-0.873362757698985) translate (4.921cm 24.795cm)">
            <draw:image xlink:href="Pictures/20000007000001D2000002A6F3764BCB.svm" xlink:type="simple" xlink:show="embed" xlink:actuate="onLoad">
              <text:p/>
            </draw:image>
          </draw:frame>
          <draw:line draw:style-name="gr27" draw:text-style-name="P21" draw:layer="layout" svg:x1="8.527cm" svg:y1="23.132cm" svg:x2="9.804cm" svg:y2="23.132cm">
            <text:p/>
          </draw:line>
          <draw:g>
            <draw:custom-shape draw:style-name="gr19" draw:text-style-name="P28" xml:id="id63" draw:id="id63" draw:layer="layout" svg:width="2.714cm" svg:height="1.138cm" svg:x="10.95cm" svg:y="21.658cm">
              <draw:glue-point draw:id="4" svg:x="-2.982cm" svg:y="-4.996cm"/>
              <draw:glue-point draw:id="5" svg:x="-1.466cm" svg:y="-4.996cm"/>
              <draw:glue-point draw:id="6" svg:x="1.319cm" svg:y="-4.708cm"/>
              <draw:glue-point draw:id="7" svg:x="2.835cm" svg:y="-4.708cm"/>
              <draw:glue-point draw:id="8" svg:x="5.004cm" svg:y="3.359cm"/>
              <draw:glue-point draw:id="9" svg:x="4.915cm" svg:y="-2.232cm"/>
              <draw:glue-point draw:id="10" svg:x="5.004cm" svg:y="-1.261cm"/>
              <draw:glue-point draw:id="11" svg:x="2.883cm" svg:y="5.012cm"/>
              <draw:glue-point draw:id="12" svg:x="5.004cm" svg:y="1.904cm"/>
              <draw:glue-point draw:id="13" svg:x="4.987cm" svg:y="2.657cm"/>
              <draw:glue-point draw:id="14" svg:x="4.963cm" svg:y="0.727cm"/>
              <draw:glue-point draw:id="15" svg:x="4.912cm" svg:y="-3.133cm"/>
              <draw:glue-point draw:id="16" svg:x="4.939cm" svg:y="-0.296cm"/>
              <draw:glue-point draw:id="17" svg:x="4.987cm" svg:y="0.308cm"/>
              <draw:glue-point draw:id="18" svg:x="4.003cm" svg:y="4.877cm"/>
              <draw:glue-point draw:id="19" svg:x="3.415cm" svg:y="4.987cm"/>
              <draw:glue-point draw:id="20" svg:x="0.83cm" svg:y="4.987cm"/>
              <draw:glue-point draw:id="21" svg:x="1.828cm" svg:y="5.012cm"/>
              <draw:glue-point draw:id="22" svg:x="0.65cm" svg:y="4.987cm"/>
              <draw:glue-point draw:id="23" svg:x="-3.871cm" svg:y="5.012cm"/>
              <draw:glue-point draw:id="24" svg:x="-3.28cm" svg:y="5.012cm"/>
              <draw:glue-point draw:id="25" svg:x="-2.848cm" svg:y="5.012cm"/>
              <draw:glue-point draw:id="26" svg:x="-2.524cm" svg:y="5.012cm"/>
              <draw:glue-point draw:id="27" svg:x="-2.147cm" svg:y="5.012cm"/>
              <draw:glue-point draw:id="28" svg:x="-1.661cm" svg:y="5.012cm"/>
              <draw:glue-point draw:id="29" svg:x="-1.124cm" svg:y="4.922cm"/>
              <draw:glue-point draw:id="30" svg:x="4.928cm" svg:y="-3.835cm"/>
              <draw:glue-point draw:id="31" svg:x="5.004cm" svg:y="4.247cm"/>
              <draw:glue-point draw:id="32" svg:x="-3.015cm" svg:y="5.006cm"/>
              <draw:glue-point draw:id="33" svg:x="-1.917cm" svg:y="4.987cm"/>
              <draw:glue-point draw:id="34" svg:x="-2.017cm" svg:y="5.012cm"/>
              <text:p text:style-name="P28"><text:span text:style-name="T24">Even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9" xml:id="id64" draw:id="id64" draw:layer="layout" svg:width="0.274cm" svg:height="0.255cm" svg:x="14cm" svg:y="22.1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1" draw:text-style-name="P31" draw:layer="layout" svg:width="2.174cm" svg:height="0.698cm" svg:x="14.162cm" svg:y="21.885cm">
              <draw:text-box>
                <text:p text:style-name="P30"><text:span text:style-name="T25">end_time</text:span></text:p>
              </draw:text-box>
            </draw:frame>
            <draw:custom-shape draw:style-name="gr22" draw:text-style-name="P29" xml:id="id62" draw:id="id62" draw:layer="layout" svg:width="0.276cm" svg:height="0.253cm" svg:x="13.982cm" svg:y="21.6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3" draw:text-style-name="P32" draw:layer="layout" svg:width="1.8cm" svg:height="1.142cm" svg:x="14.176cm" svg:y="21.305cm">
              <draw:text-box>
                <text:p text:style-name="P30"><text:span text:style-name="T26">event_id</text:span></text:p>
              </draw:text-box>
            </draw:frame>
            <draw:custom-shape draw:style-name="gr20" draw:text-style-name="P29" xml:id="id66" draw:id="id66" draw:layer="layout" svg:width="0.276cm" svg:height="0.253cm" svg:x="13.102cm" svg:y="23.0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9" xml:id="id65" draw:id="id65" draw:layer="layout" svg:width="0.272cm" svg:height="0.241cm" svg:x="14.002cm" svg:y="22.5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5" draw:text-style-name="P29" draw:layer="layout" draw:type="line" svg:x1="13.982cm" svg:y1="21.792cm" svg:x2="13.644cm" svg:y2="21.791cm" draw:start-shape="id62" draw:start-glue-point="6" draw:end-shape="id63" draw:end-glue-point="30" svg:d="M13982 21792l-338-1">
              <text:p/>
            </draw:connector>
            <draw:connector draw:style-name="gr25" draw:text-style-name="P29" draw:layer="layout" draw:type="line" svg:x1="14cm" svg:y1="22.262cm" svg:x2="13.66cm" svg:y2="22.262cm" draw:start-shape="id64" draw:start-glue-point="6" draw:end-shape="id63" draw:end-glue-point="17" svg:d="M14000 22262h-340">
              <text:p/>
            </draw:connector>
            <draw:connector draw:style-name="gr25" draw:text-style-name="P29" draw:layer="layout" draw:type="line" svg:x1="14.002cm" svg:y1="22.708cm" svg:x2="13.664cm" svg:y2="22.71cm" draw:start-shape="id65" draw:start-glue-point="6" draw:end-shape="id63" draw:end-glue-point="31" svg:d="M14002 22708l-338 2">
              <text:p/>
            </draw:connector>
            <draw:connector draw:style-name="gr25" draw:text-style-name="P29" draw:layer="layout" draw:type="line" svg:x1="13.24cm" svg:y1="23.095cm" svg:x2="13.233cm" svg:y2="22.794cm" draw:start-shape="id66" draw:start-glue-point="4" draw:end-shape="id63" draw:end-glue-point="19" svg:d="M13240 23095l-7-301">
              <text:p/>
            </draw:connector>
            <draw:frame draw:style-name="gr21" draw:text-style-name="P31" draw:layer="layout" svg:width="2.165cm" svg:height="0.698cm" svg:x="14.183cm" svg:y="22.399cm">
              <draw:text-box>
                <text:p text:style-name="P30"><text:span text:style-name="T25">start_time</text:span></text:p>
              </draw:text-box>
            </draw:frame>
            <draw:custom-shape draw:style-name="gr20" draw:text-style-name="P29" xml:id="id67" draw:id="id67" draw:layer="layout" svg:width="0.276cm" svg:height="0.253cm" svg:x="12.347cm" svg:y="23.0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5" draw:text-style-name="P29" draw:layer="layout" draw:type="line" svg:x1="12.485cm" svg:y1="23.095cm" svg:x2="12.483cm" svg:y2="22.794cm" draw:start-shape="id67" draw:start-glue-point="4" draw:end-shape="id63" draw:end-glue-point="22" svg:d="M12485 23095l-2-301">
              <text:p/>
            </draw:connector>
            <draw:custom-shape draw:style-name="gr20" draw:text-style-name="P29" xml:id="id68" draw:id="id68" draw:layer="layout" svg:width="0.276cm" svg:height="0.253cm" svg:x="11.547cm" svg:y="23.0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5" draw:text-style-name="P29" draw:layer="layout" draw:type="line" svg:x1="11.685cm" svg:y1="23.095cm" svg:x2="11.683cm" svg:y2="22.794cm" draw:start-shape="id68" draw:start-glue-point="4" svg:d="M11685 23095l-2-301">
              <text:p/>
            </draw:connector>
            <draw:frame draw:style-name="gr28" draw:text-style-name="P31" draw:layer="layout" svg:width="2.202cm" svg:height="0.679cm" svg:x="12.961cm" svg:y="23.341cm">
              <draw:text-box draw:corner-radius="0.139cm">
                <text:p text:style-name="P30"><text:span text:style-name="T25">description</text:span></text:p>
              </draw:text-box>
            </draw:frame>
            <draw:frame draw:style-name="gr24" draw:text-style-name="P31" draw:layer="layout" svg:width="1.227cm" svg:height="0.679cm" svg:x="12.004cm" svg:y="23.347cm">
              <draw:text-box>
                <text:p text:style-name="P30"><text:span text:style-name="T25">title</text:span></text:p>
              </draw:text-box>
            </draw:frame>
            <draw:frame draw:style-name="gr29" draw:text-style-name="P31" draw:layer="layout" svg:width="2.239cm" svg:height="0.679cm" svg:x="10.057cm" svg:y="23.347cm">
              <draw:text-box>
                <text:p text:style-name="P30"><text:span text:style-name="T25">is_outdoor</text:span></text:p>
              </draw:text-box>
            </draw:frame>
          </draw:g>
          <draw:frame draw:style-name="gr30" draw:text-style-name="P34" draw:layer="layout" svg:width="1.725cm" svg:height="0.734cm" svg:x="14.028cm" svg:y="26.273cm">
            <draw:text-box>
              <text:p text:style-name="P33"><text:span text:style-name="T28">Fig 3.1</text:span></text:p>
            </draw:text-box>
          </draw:frame>
        </draw:g>
      </draw:page>
      <draw:page draw:name="page3" draw:style-name="dp1" draw:master-page-name="Default">
        <draw:g>
          <draw:custom-shape draw:style-name="gr19" draw:text-style-name="P28" xml:id="id70" draw:id="id70" draw:layer="layout" svg:width="3.137cm" svg:height="1.246cm" svg:x="12.392cm" svg:y="12.452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4.928cm" svg:y="-3.835cm"/>
            <draw:glue-point draw:id="31" svg:x="5.004cm" svg:y="4.247cm"/>
            <draw:glue-point draw:id="32" svg:x="-3.015cm" svg:y="5.006cm"/>
            <draw:glue-point draw:id="33" svg:x="-1.917cm" svg:y="4.987cm"/>
            <draw:glue-point draw:id="34" svg:x="-2.017cm" svg:y="5.012cm"/>
            <draw:glue-point draw:id="35" svg:x="-5.004cm" svg:y="-1.647cm"/>
            <draw:glue-point draw:id="36" svg:x="-5.004cm" svg:y="1.994cm"/>
            <draw:glue-point draw:id="37" svg:x="-3.755cm" svg:y="-5.006cm"/>
            <draw:glue-point draw:id="38" svg:x="-2.268cm" svg:y="-5.006cm"/>
            <draw:glue-point draw:id="39" svg:x="0.466cm" svg:y="-4.884cm"/>
            <draw:glue-point draw:id="40" svg:x="0.884cm" svg:y="-5.006cm"/>
            <text:p text:style-name="P28"><text:span text:style-name="T24">Ev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9" xml:id="id71" draw:id="id71" draw:layer="layout" svg:width="0.318cm" svg:height="0.278cm" svg:x="16.169cm" svg:y="12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31" draw:layer="layout" svg:width="2.513cm" svg:height="0.722cm" svg:x="16.372cm" svg:y="12.703cm">
            <draw:text-box>
              <text:p text:style-name="P30"><text:span text:style-name="T25">end_time</text:span></text:p>
            </draw:text-box>
          </draw:frame>
          <draw:custom-shape draw:style-name="gr22" draw:text-style-name="P29" xml:id="id69" draw:id="id69" draw:layer="layout" svg:width="0.318cm" svg:height="0.278cm" svg:x="16.149cm" svg:y="12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32" draw:layer="layout" svg:width="2.082cm" svg:height="0.722cm" svg:x="16.388cm" svg:y="12.168cm">
            <draw:text-box>
              <text:p text:style-name="P30"><text:span text:style-name="T26">event_id</text:span></text:p>
            </draw:text-box>
          </draw:frame>
          <draw:custom-shape draw:style-name="gr20" draw:text-style-name="P29" xml:id="id73" draw:id="id73" draw:layer="layout" svg:width="0.322cm" svg:height="0.276cm" svg:x="14.874cm" svg:y="14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31" draw:layer="layout" svg:width="1.251cm" svg:height="0.722cm" svg:x="13.812cm" svg:y="14.302cm">
            <draw:text-box>
              <text:p text:style-name="P30"><text:span text:style-name="T25">title</text:span></text:p>
            </draw:text-box>
          </draw:frame>
          <draw:custom-shape draw:style-name="gr20" draw:text-style-name="P29" xml:id="id72" draw:id="id72" draw:layer="layout" svg:width="0.318cm" svg:height="0.264cm" svg:x="16.169cm" svg:y="13.4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16.149cm" svg:y1="12.6cm" svg:x2="15.505cm" svg:y2="12.598cm" draw:start-shape="id69" draw:start-glue-point="6" draw:end-shape="id70" draw:end-glue-point="30" svg:d="M16149 12600l-644-2">
            <text:p/>
          </draw:connector>
          <draw:connector draw:style-name="gr25" draw:text-style-name="P29" draw:layer="layout" draw:type="line" svg:x1="16.169cm" svg:y1="13.113cm" svg:x2="15.524cm" svg:y2="13.113cm" draw:start-shape="id71" draw:start-glue-point="6" draw:end-shape="id70" draw:end-glue-point="17" svg:d="M16169 13113h-645">
            <text:p/>
          </draw:connector>
          <draw:connector draw:style-name="gr25" draw:text-style-name="P29" draw:layer="layout" draw:type="line" svg:x1="16.169cm" svg:y1="13.604cm" svg:x2="15.529cm" svg:y2="13.604cm" draw:start-shape="id72" draw:start-glue-point="6" draw:end-shape="id70" draw:end-glue-point="31" svg:d="M16169 13604h-640">
            <text:p/>
          </draw:connector>
          <draw:connector draw:style-name="gr25" draw:text-style-name="P29" draw:layer="layout" draw:type="line" svg:x1="15.035cm" svg:y1="14.029cm" svg:x2="15.031cm" svg:y2="13.696cm" draw:start-shape="id73" draw:start-glue-point="4" draw:end-shape="id70" draw:end-glue-point="19" svg:d="M15035 14029l-4-333">
            <text:p/>
          </draw:connector>
          <draw:frame draw:style-name="gr31" draw:text-style-name="P31" draw:layer="layout" svg:width="2.5cm" svg:height="0.722cm" svg:x="16.397cm" svg:y="13.248cm">
            <draw:text-box>
              <text:p text:style-name="P30"><text:span text:style-name="T25">start_time</text:span></text:p>
            </draw:text-box>
          </draw:frame>
          <draw:frame draw:style-name="gr32" draw:text-style-name="P31" draw:layer="layout" svg:width="2.548cm" svg:height="0.72cm" svg:x="14.719cm" svg:y="14.299cm">
            <draw:text-box draw:corner-radius="0.139cm">
              <text:p text:style-name="P30"><text:span text:style-name="T25">description</text:span></text:p>
            </draw:text-box>
          </draw:frame>
          <draw:custom-shape draw:style-name="gr20" draw:text-style-name="P29" xml:id="id74" draw:id="id74" draw:layer="layout" svg:width="0.318cm" svg:height="0.276cm" svg:x="14.003cm" svg:y="14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14.162cm" svg:y1="14.029cm" svg:x2="14.163cm" svg:y2="13.696cm" draw:start-shape="id74" draw:start-glue-point="4" draw:end-shape="id70" draw:end-glue-point="22" svg:d="M14162 14029l1-333">
            <text:p/>
          </draw:connector>
          <draw:custom-shape draw:style-name="gr19" draw:text-style-name="P35" xml:id="id75" draw:id="id75" draw:layer="layout" svg:width="1.893cm" svg:height="1.154cm" svg:x="9.15cm" svg:y="11.408cm">
            <text:p text:style-name="P35"><text:span text:style-name="T29">has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3" draw:text-style-name="P29" draw:layer="layout" svg:x1="12.392cm" svg:y1="12.87cm" svg:x2="11.043cm" svg:y2="11.985cm" draw:start-shape="id70" draw:start-glue-point="35" draw:end-shape="id75" draw:end-glue-point="7" svg:d="M12392 12870h-675v-885h-674">
            <text:p/>
          </draw:connector>
          <draw:connector draw:style-name="gr33" draw:text-style-name="P29" draw:layer="layout" svg:x1="9.15cm" svg:y1="11.985cm" svg:x2="7.787cm" svg:y2="11.968cm" draw:start-shape="id75" draw:start-glue-point="5" draw:end-shape="id76" draw:end-glue-point="16" svg:d="M9150 11985h-672v-17h-691">
            <text:p/>
          </draw:connector>
          <draw:rect draw:style-name="gr34" draw:text-style-name="P37" draw:layer="layout" svg:width="0.458cm" svg:height="0.454cm" svg:x="11.475cm" svg:y="12.209cm">
            <text:p text:style-name="P36"><text:span text:style-name="T30">1</text:span></text:p>
          </draw:rect>
          <draw:custom-shape draw:style-name="gr19" draw:text-style-name="P28" xml:id="id76" draw:id="id76" draw:layer="layout" svg:width="3.139cm" svg:height="1.246cm" svg:x="4.668cm" svg:y="11.381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1.084cm" svg:y="5.012cm"/>
            <draw:glue-point draw:id="31" svg:x="3.784cm" svg:y="-4.851cm"/>
            <draw:glue-point draw:id="32" svg:x="4.14cm" svg:y="-4.993cm"/>
            <draw:glue-point draw:id="33" svg:x="2.236cm" svg:y="-4.993cm"/>
            <draw:glue-point draw:id="34" svg:x="-0.558cm" svg:y="-4.851cm"/>
            <draw:glue-point draw:id="35" svg:x="-3.471cm" svg:y="-4.993cm"/>
            <text:p text:style-name="P28"><text:span text:style-name="T24">Loca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9" xml:id="id77" draw:id="id77" draw:layer="layout" svg:width="0.315cm" svg:height="0.278cm" svg:x="6.783cm" svg:y="10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38" draw:layer="layout" svg:width="2.038cm" svg:height="0.72cm" svg:x="5.03cm" svg:y="9.462cm">
            <draw:text-box>
              <text:p text:style-name="P30"><text:span text:style-name="T31">address</text:span></text:p>
            </draw:text-box>
          </draw:frame>
          <draw:connector draw:style-name="gr25" draw:text-style-name="P29" draw:layer="layout" draw:type="line" svg:x1="6.941cm" svg:y1="10.875cm" svg:x2="6.938cm" svg:y2="11.382cm" draw:start-shape="id77" draw:start-glue-point="8" draw:end-shape="id76" draw:end-glue-point="33" svg:d="M6941 10875l-3 507">
            <text:p/>
          </draw:connector>
          <draw:custom-shape draw:style-name="gr20" draw:text-style-name="P29" xml:id="id78" draw:id="id78" draw:layer="layout" svg:width="0.32cm" svg:height="0.278cm" svg:x="5.891cm" svg:y="10.0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6.051cm" svg:y1="10.321cm" svg:x2="6.062cm" svg:y2="11.4cm" draw:start-shape="id78" draw:start-glue-point="8" draw:end-shape="id76" draw:end-glue-point="34" svg:d="M6051 10321l11 1079">
            <text:p/>
          </draw:connector>
          <draw:custom-shape draw:style-name="gr22" draw:text-style-name="P29" xml:id="id79" draw:id="id79" draw:layer="layout" svg:width="0.32cm" svg:height="0.278cm" svg:x="4.975cm" svg:y="10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5.135cm" svg:y1="10.878cm" svg:x2="5.148cm" svg:y2="11.382cm" draw:start-shape="id79" draw:start-glue-point="8" draw:end-shape="id76" draw:end-glue-point="35" svg:d="M5135 10878l13 504">
            <text:p/>
          </draw:connector>
          <draw:frame draw:style-name="gr35" draw:text-style-name="P38" draw:layer="layout" svg:width="1.171cm" svg:height="0.729cm" svg:x="7.17cm" svg:y="9.994cm">
            <draw:text-box>
              <text:p text:style-name="P30"><text:span text:style-name="T31">long</text:span></text:p>
            </draw:text-box>
          </draw:frame>
          <draw:frame draw:style-name="gr36" draw:text-style-name="P31" draw:layer="layout" svg:width="0.944cm" svg:height="0.772cm" svg:x="6.503cm" svg:y="9.999cm">
            <draw:text-box>
              <text:p text:style-name="P30"><text:span text:style-name="T27">lat</text:span></text:p>
            </draw:text-box>
          </draw:frame>
          <draw:connector draw:style-name="gr25" draw:text-style-name="P29" draw:layer="layout" draw:type="line" svg:x1="7.547cm" svg:y1="10.875cm" svg:x2="7.536cm" svg:y2="11.382cm" draw:start-shape="id80" draw:start-glue-point="8" draw:end-shape="id76" draw:end-glue-point="32" svg:d="M7547 10875l-11 507">
            <text:p/>
          </draw:connector>
          <draw:frame draw:style-name="gr32" draw:text-style-name="P39" draw:layer="layout" svg:width="2.834cm" svg:height="0.72cm" svg:x="3.337cm" svg:y="9.951cm">
            <draw:text-box>
              <text:p text:style-name="P30"><text:span text:style-name="T32">location_id</text:span></text:p>
            </draw:text-box>
          </draw:frame>
          <draw:custom-shape draw:style-name="gr20" draw:text-style-name="P29" xml:id="id80" draw:id="id80" draw:layer="layout" svg:width="0.318cm" svg:height="0.278cm" svg:x="7.388cm" svg:y="10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8" draw:layer="layout" svg:width="2.927cm" svg:height="0.985cm" svg:x="4.765cm" svg:y="11.503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1.084cm" svg:y="5.012cm"/>
            <draw:glue-point draw:id="31" svg:x="3.784cm" svg:y="-4.851cm"/>
            <draw:glue-point draw:id="32" svg:x="4.14cm" svg:y="-4.993cm"/>
            <draw:glue-point draw:id="33" svg:x="2.236cm" svg:y="-4.993cm"/>
            <draw:glue-point draw:id="34" svg:x="-0.558cm" svg:y="-4.851cm"/>
            <draw:glue-point draw:id="35" svg:x="-3.471cm" svg:y="-4.993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8" xml:id="id82" draw:id="id82" draw:layer="layout" svg:width="3.139cm" svg:height="1.246cm" svg:x="4.361cm" svg:y="4.481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1.084cm" svg:y="5.012cm"/>
            <draw:glue-point draw:id="31" svg:x="3.784cm" svg:y="-4.851cm"/>
            <draw:glue-point draw:id="32" svg:x="4.14cm" svg:y="-4.993cm"/>
            <draw:glue-point draw:id="33" svg:x="2.236cm" svg:y="-4.993cm"/>
            <draw:glue-point draw:id="34" svg:x="-0.558cm" svg:y="-4.851cm"/>
            <draw:glue-point draw:id="35" svg:x="-3.471cm" svg:y="-4.993cm"/>
            <draw:glue-point draw:id="36" svg:x="-3.916cm" svg:y="-4.974cm"/>
            <draw:glue-point draw:id="37" svg:x="-2.249cm" svg:y="-4.974cm"/>
            <text:p text:style-name="P28"><text:span text:style-name="T24">Us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9" xml:id="id81" draw:id="id81" draw:layer="layout" svg:width="0.318cm" svg:height="0.278cm" svg:x="6.469cm" svg:y="2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31" draw:layer="layout" svg:width="2.521cm" svg:height="0.722cm" svg:x="5.292cm" svg:y="2.396cm">
            <draw:text-box>
              <text:p text:style-name="P30"><text:span text:style-name="T25">username</text:span></text:p>
            </draw:text-box>
          </draw:frame>
          <draw:connector draw:style-name="gr25" draw:text-style-name="P29" draw:layer="layout" draw:type="line" svg:x1="6.628cm" svg:y1="3.253cm" svg:x2="6.631cm" svg:y2="4.482cm" draw:start-shape="id81" draw:start-glue-point="8" draw:end-shape="id82" draw:end-glue-point="33" svg:d="M6628 3253l3 1229">
            <text:p/>
          </draw:connector>
          <draw:custom-shape draw:style-name="gr20" draw:text-style-name="P29" xml:id="id83" draw:id="id83" draw:layer="layout" svg:width="0.318cm" svg:height="0.278cm" svg:x="5.303cm" svg:y="3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5.462cm" svg:y1="3.983cm" svg:x2="5.47cm" svg:y2="4.482cm" draw:start-shape="id83" draw:start-glue-point="8" draw:end-shape="id82" draw:end-glue-point="5" svg:d="M5462 3983l8 499">
            <text:p/>
          </draw:connector>
          <draw:custom-shape draw:style-name="gr22" draw:text-style-name="P29" xml:id="id84" draw:id="id84" draw:layer="layout" svg:width="0.318cm" svg:height="0.278cm" svg:x="4.522cm" svg:y="3.7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4.681cm" svg:y1="3.981cm" svg:x2="4.701cm" svg:y2="4.485cm" draw:start-shape="id84" draw:start-glue-point="8" draw:end-shape="id82" draw:end-glue-point="36" svg:d="M4681 3981l20 504">
            <text:p/>
          </draw:connector>
          <draw:connector draw:style-name="gr25" draw:text-style-name="P29" draw:layer="layout" draw:type="line" svg:x1="7.239cm" svg:y1="3.974cm" svg:x2="7.229cm" svg:y2="4.482cm" draw:start-shape="id85" draw:start-glue-point="8" draw:end-shape="id82" draw:end-glue-point="32" svg:d="M7239 3974l-10 508">
            <text:p/>
          </draw:connector>
          <draw:frame draw:style-name="gr32" draw:text-style-name="P32" draw:layer="layout" svg:width="1.806cm" svg:height="0.72cm" svg:x="3.454cm" svg:y="3.101cm">
            <draw:text-box>
              <text:p text:style-name="P30"><text:span text:style-name="T26">user_id</text:span></text:p>
            </draw:text-box>
          </draw:frame>
          <draw:custom-shape draw:style-name="gr20" draw:text-style-name="P29" xml:id="id85" draw:id="id85" draw:layer="layout" svg:width="0.318cm" svg:height="0.278cm" svg:x="7.08cm" svg:y="3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31" draw:layer="layout" svg:width="1.482cm" svg:height="0.722cm" svg:x="4.933cm" svg:y="3.1cm">
            <draw:text-box>
              <text:p text:style-name="P30"><text:span text:style-name="T25">email</text:span></text:p>
            </draw:text-box>
          </draw:frame>
          <draw:frame draw:style-name="gr32" draw:text-style-name="P31" draw:layer="layout" svg:width="2.521cm" svg:height="0.72cm" svg:x="6.762cm" svg:y="3.097cm">
            <draw:text-box>
              <text:p text:style-name="P30"><text:span text:style-name="T25">password</text:span></text:p>
            </draw:text-box>
          </draw:frame>
          <draw:custom-shape draw:style-name="gr20" draw:text-style-name="P29" xml:id="id86" draw:id="id86" draw:layer="layout" svg:width="0.318cm" svg:height="0.278cm" svg:x="6.803cm" svg:y="16.102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6.962cm" svg:y1="16.102cm" svg:x2="6.949cm" svg:y2="14.893cm" draw:start-shape="id86" draw:start-glue-point="8" svg:d="M6962 16102l-13-1209">
            <text:p/>
          </draw:connector>
          <draw:custom-shape draw:style-name="gr20" draw:text-style-name="P29" xml:id="id87" draw:id="id87" draw:layer="layout" svg:width="0.317cm" svg:height="0.278cm" svg:x="5.638cm" svg:y="15.39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5.798cm" svg:y1="15.398cm" svg:x2="5.79cm" svg:y2="14.893cm" draw:start-shape="id87" draw:start-glue-point="8" svg:d="M5798 15398l-8-505">
            <text:p/>
          </draw:connector>
          <draw:custom-shape draw:style-name="gr22" draw:text-style-name="P29" xml:id="id88" draw:id="id88" draw:layer="layout" svg:width="0.318cm" svg:height="0.278cm" svg:x="4.871cm" svg:y="15.38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5.03cm" svg:y1="15.387cm" svg:x2="5.021cm" svg:y2="14.892cm" draw:start-shape="id88" draw:start-glue-point="8" svg:d="M5030 15387l-9-495">
            <text:p/>
          </draw:connector>
          <draw:connector draw:style-name="gr25" draw:text-style-name="P29" draw:layer="layout" draw:type="line" svg:x1="7.521cm" svg:y1="15.394cm" svg:x2="7.505cm" svg:y2="14.862cm" draw:start-shape="id89" draw:start-glue-point="8" draw:end-shape="id90" draw:end-glue-point="37" svg:d="M7521 15394l-16-532">
            <text:p/>
          </draw:connector>
          <draw:custom-shape draw:style-name="gr20" draw:text-style-name="P29" xml:id="id89" draw:id="id89" draw:layer="layout" svg:width="0.315cm" svg:height="0.278cm" svg:x="7.362cm" svg:y="15.394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9" xml:id="id91" draw:id="id91" draw:layer="layout" svg:width="0.318cm" svg:height="0.276cm" svg:x="13.285cm" svg:y="14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13.444cm" svg:y1="14.029cm" svg:x2="13.439cm" svg:y2="13.698cm" draw:start-shape="id91" draw:start-glue-point="4" draw:end-shape="id70" draw:end-glue-point="28" svg:d="M13444 14029l-5-331">
            <text:p/>
          </draw:connector>
          <draw:frame draw:style-name="gr38" draw:text-style-name="P31" draw:layer="layout" svg:width="2.253cm" svg:height="1.107cm" svg:x="11.79cm" svg:y="14.304cm">
            <draw:text-box>
              <text:p text:style-name="P30"><text:span text:style-name="T25">is_outdoor</text:span></text:p>
            </draw:text-box>
          </draw:frame>
          <draw:rect draw:style-name="gr34" draw:text-style-name="P40" draw:layer="layout" svg:width="0.408cm" svg:height="0.369cm" svg:x="8.408cm" svg:y="11.729cm">
            <text:p text:style-name="P30"><text:span text:style-name="T25">1</text:span></text:p>
          </draw:rect>
          <draw:custom-shape draw:style-name="gr19" draw:text-style-name="P41" xml:id="id92" draw:id="id92" draw:layer="layout" svg:width="1.893cm" svg:height="1.151cm" svg:x="9.15cm" svg:y="13.655cm">
            <text:p text:style-name="P41"><text:span text:style-name="T33">has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3" draw:text-style-name="P29" draw:layer="layout" svg:x1="12.392cm" svg:y1="13.323cm" svg:x2="11.043cm" svg:y2="14.231cm" draw:start-shape="id70" draw:start-glue-point="36" draw:end-shape="id92" draw:end-glue-point="7" svg:d="M12392 13323h-675v908h-674">
            <text:p/>
          </draw:connector>
          <draw:connector draw:style-name="gr33" draw:text-style-name="P29" draw:layer="layout" svg:x1="9.15cm" svg:y1="14.231cm" svg:x2="7.765cm" svg:y2="14.287cm" draw:start-shape="id92" draw:start-glue-point="5" draw:end-shape="id90" draw:end-glue-point="17" svg:d="M9150 14231h-690v56h-695">
            <text:p/>
          </draw:connector>
          <draw:rect draw:style-name="gr34" draw:text-style-name="P43" draw:layer="layout" svg:width="0.408cm" svg:height="0.369cm" svg:x="8.408cm" svg:y="14.054cm">
            <text:p text:style-name="P42"><text:span text:style-name="T34">1</text:span></text:p>
          </draw:rect>
          <draw:custom-shape draw:style-name="gr19" draw:text-style-name="P28" xml:id="id90" draw:id="id90" draw:layer="layout" svg:width="3.137cm" svg:height="1.244cm" svg:x="4.633cm" svg:y="13.627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1.084cm" svg:y="5.012cm"/>
            <draw:glue-point draw:id="31" svg:x="3.784cm" svg:y="-4.851cm"/>
            <draw:glue-point draw:id="32" svg:x="4.14cm" svg:y="-4.993cm"/>
            <draw:glue-point draw:id="33" svg:x="2.236cm" svg:y="-4.993cm"/>
            <draw:glue-point draw:id="34" svg:x="-0.558cm" svg:y="-4.851cm"/>
            <draw:glue-point draw:id="35" svg:x="-3.471cm" svg:y="-4.993cm"/>
            <draw:glue-point draw:id="36" svg:x="2.187cm" svg:y="5cm"/>
            <draw:glue-point draw:id="37" svg:x="4.157cm" svg:y="4.929cm"/>
            <text:p text:style-name="P28"><text:span text:style-name="T24">Weath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31" draw:layer="layout" svg:width="3.192cm" svg:height="0.707cm" svg:x="5.048cm" svg:y="16.373cm">
            <draw:text-box>
              <text:p text:style-name="P30"><text:span text:style-name="T25">updated_date</text:span></text:p>
            </draw:text-box>
          </draw:frame>
          <draw:frame draw:style-name="gr31" draw:text-style-name="P31" draw:layer="layout" svg:width="3.627cm" svg:height="0.722cm" svg:x="7.265cm" svg:y="15.629cm">
            <draw:text-box>
              <text:p text:style-name="P30"><text:span text:style-name="T25">is_bad_weather</text:span></text:p>
            </draw:text-box>
          </draw:frame>
          <draw:frame draw:style-name="gr31" draw:text-style-name="P44" draw:layer="layout" svg:width="2.263cm" svg:height="0.722cm" svg:x="3.186cm" svg:y="15.571cm">
            <draw:text-box>
              <text:p text:style-name="P30"><text:span text:style-name="T26">weather_id</text:span></text:p>
            </draw:text-box>
          </draw:frame>
          <draw:frame draw:style-name="gr31" draw:text-style-name="P31" draw:layer="layout" svg:width="1.426cm" svg:height="0.722cm" svg:x="5.33cm" svg:y="15.585cm">
            <draw:text-box>
              <text:p text:style-name="P30"><text:span text:style-name="T25">info*</text:span></text:p>
            </draw:text-box>
          </draw:frame>
          <draw:custom-shape draw:style-name="gr40" draw:text-style-name="P45" xml:id="id93" draw:id="id93" draw:layer="layout" svg:width="2.363cm" svg:height="0.911cm" svg:x="7.922cm" svg:y="6.522cm">
            <text:p text:style-name="P45"><text:span text:style-name="T35">created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0" draw:text-style-name="P45" xml:id="id94" draw:id="id94" draw:layer="layout" svg:width="2.14cm" svg:height="0.911cm" svg:x="10.235cm" svg:y="7.245cm">
            <text:p text:style-name="P45"><text:span text:style-name="T35">invitedTo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0" draw:text-style-name="P46" xml:id="id95" draw:id="id95" draw:layer="layout" svg:width="2.357cm" svg:height="0.909cm" svg:x="7.9cm" svg:y="8.048cm">
            <text:p text:style-name="P46"><text:span text:style-name="T36">participatesIn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3" draw:text-style-name="P29" draw:layer="layout" svg:x1="7.001cm" svg:y1="5.725cm" svg:x2="7.922cm" svg:y2="6.977cm" draw:start-shape="id82" draw:start-glue-point="19" draw:end-shape="id93" svg:d="M7001 5725v1252h921">
            <text:p/>
          </draw:connector>
          <draw:connector draw:style-name="gr33" draw:text-style-name="P29" draw:layer="layout" svg:x1="10.285cm" svg:y1="6.978cm" svg:x2="14.237cm" svg:y2="12.452cm" draw:start-shape="id93" draw:start-glue-point="7" draw:end-shape="id70" draw:end-glue-point="40" svg:d="M10285 6978h3952v5474">
            <text:p/>
          </draw:connector>
          <draw:connector draw:style-name="gr33" draw:text-style-name="P29" draw:layer="layout" svg:x1="6.27cm" svg:y1="5.727cm" svg:x2="10.235cm" svg:y2="7.701cm" draw:start-shape="id82" draw:start-glue-point="30" draw:end-shape="id94" draw:end-glue-point="5" svg:d="M6270 5727v1974h3965">
            <text:p/>
          </draw:connector>
          <draw:connector draw:style-name="gr33" draw:text-style-name="P29" draw:layer="layout" svg:x1="12.375cm" svg:y1="7.701cm" svg:x2="13.501cm" svg:y2="12.453cm" draw:start-shape="id94" draw:start-glue-point="7" draw:end-shape="id70" draw:end-glue-point="5" svg:d="M12375 7701h1126v4752">
            <text:p/>
          </draw:connector>
          <draw:connector draw:style-name="gr33" draw:text-style-name="P29" draw:layer="layout" svg:x1="5.578cm" svg:y1="5.717cm" svg:x2="7.9cm" svg:y2="8.503cm" draw:start-shape="id82" draw:start-glue-point="29" draw:end-shape="id95" draw:end-glue-point="5" svg:d="M5578 5717v2786h2322">
            <text:p/>
          </draw:connector>
          <draw:connector draw:style-name="gr33" draw:text-style-name="P29" draw:layer="layout" svg:x1="10.257cm" svg:y1="8.503cm" svg:x2="12.783cm" svg:y2="12.452cm" draw:start-shape="id95" draw:start-glue-point="7" draw:end-shape="id70" draw:end-glue-point="37" svg:d="M10257 8503h2526v3949">
            <text:p/>
          </draw:connector>
          <draw:rect draw:style-name="gr34" draw:text-style-name="P47" draw:layer="layout" svg:width="0.406cm" svg:height="0.369cm" svg:x="7.476cm" svg:y="6.762cm">
            <text:p text:style-name="P36"><text:span text:style-name="T37">1</text:span></text:p>
          </draw:rect>
          <draw:rect draw:style-name="gr34" draw:text-style-name="P47" draw:layer="layout" svg:width="0.408cm" svg:height="0.369cm" svg:x="8.408cm" svg:y="11.729cm">
            <text:p text:style-name="P36"><text:span text:style-name="T37">1</text:span></text:p>
          </draw:rect>
          <draw:rect draw:style-name="gr34" draw:text-style-name="P48" draw:layer="layout" svg:width="0.862cm" svg:height="0.368cm" svg:x="6.751cm" svg:y="8.288cm">
            <text:p text:style-name="P30"><text:span text:style-name="T37">1</text:span><text:span text:style-name="T38">:</text:span><text:span text:style-name="T39">N</text:span></text:p>
          </draw:rect>
          <draw:rect draw:style-name="gr34" draw:text-style-name="P48" draw:layer="layout" svg:width="0.863cm" svg:height="0.368cm" svg:x="10.436cm" svg:y="8.288cm">
            <text:p text:style-name="P30"><text:span text:style-name="T37">0</text:span><text:span text:style-name="T38">:</text:span><text:span text:style-name="T39">N</text:span></text:p>
          </draw:rect>
          <draw:rect draw:style-name="gr34" draw:text-style-name="P48" draw:layer="layout" svg:width="0.862cm" svg:height="0.369cm" svg:x="9.17cm" svg:y="7.487cm">
            <text:p text:style-name="P30"><text:span text:style-name="T40">0</text:span><text:span text:style-name="T38">:</text:span><text:span text:style-name="T39">N</text:span></text:p>
          </draw:rect>
          <draw:rect draw:style-name="gr34" draw:text-style-name="P48" draw:layer="layout" svg:width="0.862cm" svg:height="0.369cm" svg:x="12.468cm" svg:y="7.487cm">
            <text:p text:style-name="P30"><text:span text:style-name="T37">0</text:span><text:span text:style-name="T38">:</text:span><text:span text:style-name="T39">N</text:span></text:p>
          </draw:rect>
          <draw:rect draw:style-name="gr34" draw:text-style-name="P48" draw:layer="layout" svg:width="0.863cm" svg:height="0.368cm" svg:x="10.523cm" svg:y="6.765cm">
            <text:p text:style-name="P30"><text:span text:style-name="T37">0</text:span><text:span text:style-name="T38">:</text:span><text:span text:style-name="T39">N</text:span></text:p>
          </draw:rect>
          <draw:custom-shape draw:style-name="gr19" draw:text-style-name="P28" xml:id="id97" draw:id="id97" draw:layer="layout" svg:width="3.135cm" svg:height="1.248cm" svg:x="14.603cm" svg:y="4.553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1.084cm" svg:y="5.012cm"/>
            <draw:glue-point draw:id="31" svg:x="3.784cm" svg:y="-4.851cm"/>
            <draw:glue-point draw:id="32" svg:x="4.14cm" svg:y="-4.993cm"/>
            <draw:glue-point draw:id="33" svg:x="2.236cm" svg:y="-4.993cm"/>
            <draw:glue-point draw:id="34" svg:x="-0.558cm" svg:y="-4.851cm"/>
            <draw:glue-point draw:id="35" svg:x="-3.471cm" svg:y="-4.993cm"/>
            <draw:glue-point draw:id="36" svg:x="-3.916cm" svg:y="-4.974cm"/>
            <draw:glue-point draw:id="37" svg:x="-2.249cm" svg:y="-4.974cm"/>
            <draw:glue-point draw:id="38" svg:x="-4.612cm" svg:y="-4.813cm"/>
            <draw:glue-point draw:id="39" svg:x="3.485cm" svg:y="-5.006cm"/>
            <text:p text:style-name="P28"><text:span text:style-name="T24">Notifica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2" draw:layer="layout" svg:width="2.734cm" svg:height="0.851cm" svg:x="12.418cm" svg:y="3.131cm">
            <draw:text-box>
              <text:p text:style-name="P30"><text:span text:style-name="T26">notification_id</text:span></text:p>
            </draw:text-box>
          </draw:frame>
          <draw:frame draw:style-name="gr42" draw:text-style-name="P31" draw:layer="layout" svg:width="2.7cm" svg:height="1.241cm" svg:x="17.089cm" svg:y="3.154cm">
            <draw:text-box>
              <text:p text:style-name="P30"><text:span text:style-name="T25">timestamp</text:span></text:p>
            </draw:text-box>
          </draw:frame>
          <draw:custom-shape draw:style-name="gr19" draw:text-style-name="P49" xml:id="id96" draw:id="id96" draw:layer="layout" svg:width="1.892cm" svg:height="1.153cm" svg:x="9.173cm" svg:y="4.622cm">
            <text:p text:style-name="P49"><text:span text:style-name="T41">has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9" draw:text-style-name="P49" xml:id="id98" draw:id="id98" draw:layer="layout" svg:width="1.895cm" svg:height="1.153cm" svg:x="15.229cm" svg:y="7.152cm">
            <text:p text:style-name="P49"><text:span text:style-name="T41">linksTo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3" draw:text-style-name="P29" draw:layer="layout" svg:x1="7.487cm" svg:y1="5.194cm" svg:x2="9.173cm" svg:y2="5.199cm" draw:start-shape="id82" draw:start-glue-point="14" draw:end-shape="id96" draw:end-glue-point="5" svg:d="M7487 5194h849v5h837">
            <text:p/>
          </draw:connector>
          <draw:connector draw:style-name="gr33" draw:text-style-name="P29" draw:layer="layout" svg:x1="16.17cm" svg:y1="5.801cm" svg:x2="16.177cm" svg:y2="7.152cm" draw:start-shape="id97" draw:start-glue-point="2" draw:end-shape="id98" draw:end-glue-point="4" svg:d="M16170 5801v676h7v675">
            <text:p/>
          </draw:connector>
          <draw:connector draw:style-name="gr33" draw:text-style-name="P29" draw:layer="layout" svg:x1="16.177cm" svg:y1="8.305cm" svg:x2="14.849cm" svg:y2="12.489cm" draw:start-shape="id98" draw:start-glue-point="6" draw:end-shape="id70" draw:end-glue-point="7" svg:d="M16177 8305v2074h-1328v2110">
            <text:p/>
          </draw:connector>
          <draw:rect draw:style-name="gr34" draw:text-style-name="P47" draw:layer="layout" svg:width="0.405cm" svg:height="0.368cm" svg:x="8.325cm" svg:y="5.001cm">
            <text:p text:style-name="P36"><text:span text:style-name="T37">1</text:span><text:span text:style-name="T42">:N</text:span></text:p>
          </draw:rect>
          <draw:rect draw:style-name="gr34" draw:text-style-name="P47" draw:layer="layout" svg:width="0.486cm" svg:height="0.461cm" svg:x="15.943cm" svg:y="8.767cm">
            <text:p text:style-name="P36"><text:span text:style-name="T37">1</text:span></text:p>
          </draw:rect>
          <draw:rect draw:style-name="gr34" draw:text-style-name="P48" draw:layer="layout" svg:width="0.86cm" svg:height="0.368cm" svg:x="15.77cm" svg:y="6.367cm">
            <text:p text:style-name="P30"><text:span text:style-name="T37">0</text:span><text:span text:style-name="T38">:</text:span><text:span text:style-name="T39">N</text:span></text:p>
          </draw:rect>
          <draw:rect draw:style-name="gr34" draw:text-style-name="P37" draw:layer="layout" svg:width="0.458cm" svg:height="0.493cm" svg:x="11.433cm" svg:y="13.491cm">
            <text:p text:style-name="P36"><text:span text:style-name="T30">1</text:span></text:p>
          </draw:rect>
          <draw:custom-shape draw:style-name="gr20" draw:text-style-name="P29" xml:id="id99" draw:id="id99" draw:layer="layout" svg:width="0.317cm" svg:height="0.278cm" svg:x="17.104cm" svg:y="3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17.263cm" svg:y1="3.281cm" svg:x2="17.262cm" svg:y2="4.553cm" draw:start-shape="id99" draw:start-glue-point="8" draw:end-shape="id97" draw:end-glue-point="39" svg:d="M17263 3281l-1 1272">
            <text:p/>
          </draw:connector>
          <draw:custom-shape draw:style-name="gr20" draw:text-style-name="P29" xml:id="id100" draw:id="id100" draw:layer="layout" svg:width="0.315cm" svg:height="0.278cm" svg:x="15.544cm" svg:y="3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15.702cm" svg:y1="3.983cm" svg:x2="15.711cm" svg:y2="4.554cm" draw:start-shape="id100" draw:start-glue-point="8" draw:end-shape="id97" draw:end-glue-point="5" svg:d="M15702 3983l9 571">
            <text:p/>
          </draw:connector>
          <draw:custom-shape draw:style-name="gr22" draw:text-style-name="P29" xml:id="id101" draw:id="id101" draw:layer="layout" svg:width="0.318cm" svg:height="0.278cm" svg:x="14.565cm" svg:y="3.7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29" draw:layer="layout" draw:type="line" svg:x1="14.724cm" svg:y1="3.981cm" svg:x2="14.725cm" svg:y2="4.577cm" draw:start-shape="id101" draw:start-glue-point="8" draw:end-shape="id97" draw:end-glue-point="38" svg:d="M14724 3981l1 596">
            <text:p/>
          </draw:connector>
          <draw:connector draw:style-name="gr25" draw:text-style-name="P29" draw:layer="layout" draw:type="line" svg:x1="17.48cm" svg:y1="3.974cm" svg:x2="17.467cm" svg:y2="4.554cm" draw:start-shape="id102" draw:start-glue-point="8" draw:end-shape="id97" draw:end-glue-point="32" svg:d="M17480 3974l-13 580">
            <text:p/>
          </draw:connector>
          <draw:custom-shape draw:style-name="gr20" draw:text-style-name="P29" xml:id="id102" draw:id="id102" draw:layer="layout" svg:width="0.317cm" svg:height="0.278cm" svg:x="17.321cm" svg:y="3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3" draw:text-style-name="P29" draw:layer="layout" draw:type="line" svg:x1="11.065cm" svg:y1="5.199cm" svg:x2="14.603cm" svg:y2="5.177cm" draw:start-shape="id96" draw:start-glue-point="7" draw:end-shape="id97" draw:end-glue-point="3" svg:d="M11065 5199l3538-22">
            <text:p/>
          </draw:connector>
          <draw:rect draw:style-name="gr34" draw:text-style-name="P48" draw:layer="layout" svg:width="0.863cm" svg:height="0.369cm" svg:x="11.537cm" svg:y="5.001cm">
            <text:p text:style-name="P30"><text:span text:style-name="T37">0</text:span><text:span text:style-name="T38">:</text:span><text:span text:style-name="T39">N</text:span></text:p>
          </draw:rect>
          <draw:frame draw:style-name="gr44" draw:text-style-name="P31" draw:layer="layout" svg:width="2.728cm" svg:height="0.892cm" svg:x="15.105cm" svg:y="3.157cm">
            <draw:text-box>
              <text:p text:style-name="P30"><text:span text:style-name="T25">description</text:span></text:p>
            </draw:text-box>
          </draw:frame>
          <draw:custom-shape draw:style-name="gr37" draw:text-style-name="P28" draw:layer="layout" svg:width="2.885cm" svg:height="0.987cm" svg:x="4.765cm" svg:y="13.747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1.084cm" svg:y="5.012cm"/>
            <draw:glue-point draw:id="31" svg:x="3.784cm" svg:y="-4.851cm"/>
            <draw:glue-point draw:id="32" svg:x="4.14cm" svg:y="-4.993cm"/>
            <draw:glue-point draw:id="33" svg:x="2.236cm" svg:y="-4.993cm"/>
            <draw:glue-point draw:id="34" svg:x="-0.558cm" svg:y="-4.851cm"/>
            <draw:glue-point draw:id="35" svg:x="-3.471cm" svg:y="-4.993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50" draw:layer="layout" svg:width="0.544cm" svg:height="1.204cm" svg:x="17.234cm" svg:y="2.742cm">
            <draw:text-box>
              <text:p/>
            </draw:text-box>
          </draw:frame>
          <draw:frame draw:style-name="gr31" draw:text-style-name="P31" draw:layer="layout" svg:width="2.895cm" svg:height="0.722cm" svg:x="16.689cm" svg:y="2.392cm">
            <draw:text-box>
              <text:p text:style-name="P30"><text:span text:style-name="T25">is_invita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2" draw:display-name="Arrowheads 2" svg:viewBox="0 0 3000 3000" svg:d="M1500 0l1500 3000h-3000zM1500 447l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ojzije </meta:initial-creator>
    <meta:creation-date>2014-12-05T01:11:26.93</meta:creation-date>
    <dc:date>2014-12-06T23:13:33.36</dc:date>
    <dc:creator>alojzije </dc:creator>
    <meta:editing-duration>P1DT57M12S</meta:editing-duration>
    <meta:editing-cycles>48</meta:editing-cycles>
    <meta:generator>OpenOffice/4.1.1$Win32 OpenOffice.org_project/411m6$Build-9775</meta:generator>
    <meta:document-statistic meta:object-count="326"/>
  </office:meta>
</office:document-meta>
</file>